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6.6965in" table:align="center"/>
    </style:style>
    <style:style style:name="Tabell1.A" style:family="table-column">
      <style:table-column-properties style:column-width="1.1146in"/>
    </style:style>
    <style:style style:name="Tabell1.B" style:family="table-column">
      <style:table-column-properties style:column-width="0.8326in"/>
    </style:style>
    <style:style style:name="Tabell1.C" style:family="table-column">
      <style:table-column-properties style:column-width="0.875in"/>
    </style:style>
    <style:style style:name="Tabell1.D" style:family="table-column">
      <style:table-column-properties style:column-width="0.916in"/>
    </style:style>
    <style:style style:name="Tabell1.E" style:family="table-column">
      <style:table-column-properties style:column-width="0.9792in"/>
    </style:style>
    <style:style style:name="Tabell1.F" style:family="table-column">
      <style:table-column-properties style:column-width="1.9792in"/>
    </style:style>
    <style:style style:name="Tabell1.A1" style:family="table-cell">
      <style:table-cell-properties style:vertical-align="middle" fo:background-color="transparent" fo:padding="0.0382in" fo:border-left="none" fo:border-right="none" fo:border-top="0.25pt solid #000000" fo:border-bottom="0.05pt solid #000000">
        <style:background-image/>
      </style:table-cell-properties>
    </style:style>
    <style:style style:name="Tabell1.B1" style:family="table-cell">
      <style:table-cell-properties fo:padding="0.0382in" fo:border-left="none" fo:border-right="none" fo:border-top="0.05pt solid #000000" fo:border-bottom="0.05pt solid #000000"/>
    </style:style>
    <style:style style:name="Tabell1.C1" style:family="table-cell">
      <style:table-cell-properties fo:padding="0.0382in" fo:border-left="none" fo:border-right="none" fo:border-top="0.05pt solid #000000" fo:border-bottom="0.05pt solid #000000"/>
    </style:style>
    <style:style style:name="Tabell1.D1" style:family="table-cell">
      <style:table-cell-properties fo:padding="0.0382in" fo:border-left="none" fo:border-right="none" fo:border-top="0.05pt solid #000000" fo:border-bottom="0.05pt solid #000000"/>
    </style:style>
    <style:style style:name="Tabell1.E1" style:family="table-cell">
      <style:table-cell-properties fo:padding="0.0382in" fo:border-left="none" fo:border-right="none" fo:border-top="0.05pt solid #000000" fo:border-bottom="0.05pt solid #000000"/>
    </style:style>
    <style:style style:name="Tabell1.F1" style:family="table-cell">
      <style:table-cell-properties fo:padding="0.0382in" fo:border-left="none" fo:border-right="none" fo:border-top="0.05pt solid #000000" fo:border-bottom="0.05pt solid #000000"/>
    </style:style>
    <style:style style:name="Tabell1.A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ell1.B2" style:family="table-cell">
      <style:table-cell-properties fo:background-color="#e6e6e6" fo:padding="0.0382in" fo:border="none">
        <style:background-image/>
      </style:table-cell-properties>
    </style:style>
    <style:style style:name="Tabell1.C2" style:family="table-cell">
      <style:table-cell-properties fo:background-color="#e6e6e6" fo:padding="0.0382in" fo:border="none">
        <style:background-image/>
      </style:table-cell-properties>
    </style:style>
    <style:style style:name="Tabell1.D2" style:family="table-cell">
      <style:table-cell-properties fo:background-color="#e6e6e6" fo:padding="0.0382in" fo:border="none">
        <style:background-image/>
      </style:table-cell-properties>
    </style:style>
    <style:style style:name="Tabell1.E2" style:family="table-cell">
      <style:table-cell-properties fo:background-color="#e6e6e6" fo:padding="0.0382in" fo:border="none">
        <style:background-image/>
      </style:table-cell-properties>
    </style:style>
    <style:style style:name="Tabell1.F2" style:family="table-cell">
      <style:table-cell-properties fo:background-color="#e6e6e6" fo:padding="0.0382in" fo:border="none">
        <style:background-image/>
      </style:table-cell-properties>
    </style:style>
    <style:style style:name="Tabell1.B3" style:family="table-cell">
      <style:table-cell-properties fo:padding="0.0382in" fo:border="none"/>
    </style:style>
    <style:style style:name="Tabell1.C3" style:family="table-cell">
      <style:table-cell-properties fo:padding="0.0382in" fo:border="none"/>
    </style:style>
    <style:style style:name="Tabell1.D3" style:family="table-cell">
      <style:table-cell-properties fo:padding="0.0382in" fo:border="none"/>
    </style:style>
    <style:style style:name="Tabell1.E3" style:family="table-cell">
      <style:table-cell-properties fo:padding="0.0382in" fo:border="none"/>
    </style:style>
    <style:style style:name="Tabell1.F3" style:family="table-cell">
      <style:table-cell-properties fo:padding="0.0382in" fo:border="none"/>
    </style:style>
    <style:style style:name="Tabell1.B4" style:family="table-cell">
      <style:table-cell-properties fo:background-color="#e6e6e6" fo:padding="0.0382in" fo:border="none">
        <style:background-image/>
      </style:table-cell-properties>
    </style:style>
    <style:style style:name="Tabell1.C4" style:family="table-cell">
      <style:table-cell-properties fo:background-color="#e6e6e6" fo:padding="0.0382in" fo:border="none">
        <style:background-image/>
      </style:table-cell-properties>
    </style:style>
    <style:style style:name="Tabell1.D4" style:family="table-cell">
      <style:table-cell-properties fo:background-color="#e6e6e6" fo:padding="0.0382in" fo:border="none">
        <style:background-image/>
      </style:table-cell-properties>
    </style:style>
    <style:style style:name="Tabell1.E4" style:family="table-cell">
      <style:table-cell-properties fo:background-color="#e6e6e6" fo:padding="0.0382in" fo:border="none">
        <style:background-image/>
      </style:table-cell-properties>
    </style:style>
    <style:style style:name="Tabell1.F4" style:family="table-cell">
      <style:table-cell-properties fo:background-color="#e6e6e6" fo:padding="0.0382in" fo:border="none">
        <style:background-image/>
      </style:table-cell-properties>
    </style:style>
    <style:style style:name="Tabell1.B5" style:family="table-cell">
      <style:table-cell-properties fo:padding="0.0382in" fo:border="none"/>
    </style:style>
    <style:style style:name="Tabell1.C5" style:family="table-cell">
      <style:table-cell-properties fo:padding="0.0382in" fo:border="none"/>
    </style:style>
    <style:style style:name="Tabell1.D5" style:family="table-cell">
      <style:table-cell-properties fo:padding="0.0382in" fo:border="none"/>
    </style:style>
    <style:style style:name="Tabell1.E5" style:family="table-cell">
      <style:table-cell-properties fo:padding="0.0382in" fo:border="none"/>
    </style:style>
    <style:style style:name="Tabell1.F5" style:family="table-cell">
      <style:table-cell-properties fo:padding="0.0382in" fo:border="none"/>
    </style:style>
    <style:style style:name="Tabell1.B6" style:family="table-cell">
      <style:table-cell-properties fo:background-color="#e6e6e6" fo:padding="0.0382in" fo:border="none">
        <style:background-image/>
      </style:table-cell-properties>
    </style:style>
    <style:style style:name="Tabell1.C6" style:family="table-cell">
      <style:table-cell-properties fo:background-color="#e6e6e6" fo:padding="0.0382in" fo:border="none">
        <style:background-image/>
      </style:table-cell-properties>
    </style:style>
    <style:style style:name="Tabell1.D6" style:family="table-cell">
      <style:table-cell-properties fo:background-color="#e6e6e6" fo:padding="0.0382in" fo:border="none">
        <style:background-image/>
      </style:table-cell-properties>
    </style:style>
    <style:style style:name="Tabell1.E6" style:family="table-cell">
      <style:table-cell-properties fo:background-color="#e6e6e6" fo:padding="0.0382in" fo:border="none">
        <style:background-image/>
      </style:table-cell-properties>
    </style:style>
    <style:style style:name="Tabell1.F6" style:family="table-cell">
      <style:table-cell-properties fo:background-color="#e6e6e6" fo:padding="0.0382in" fo:border="none">
        <style:background-image/>
      </style:table-cell-properties>
    </style:style>
    <style:style style:name="Tabell1.B7" style:family="table-cell">
      <style:table-cell-properties fo:padding="0.0382in" fo:border="none"/>
    </style:style>
    <style:style style:name="Tabell1.C7" style:family="table-cell">
      <style:table-cell-properties fo:padding="0.0382in" fo:border="none"/>
    </style:style>
    <style:style style:name="Tabell1.D7" style:family="table-cell">
      <style:table-cell-properties fo:padding="0.0382in" fo:border="none"/>
    </style:style>
    <style:style style:name="Tabell1.E7" style:family="table-cell">
      <style:table-cell-properties fo:padding="0.0382in" fo:border="none"/>
    </style:style>
    <style:style style:name="Tabell1.F7" style:family="table-cell">
      <style:table-cell-properties fo:padding="0.0382in" fo:border="none"/>
    </style:style>
    <style:style style:name="Tabell1.B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A9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ell1.B9" style:family="table-cell">
      <style:table-cell-properties fo:padding="0.0382in" fo:border-left="none" fo:border-right="none" fo:border-top="0.05pt solid #000000" fo:border-bottom="0.05pt solid #000000"/>
    </style:style>
    <style:style style:name="Tabell1.C9" style:family="table-cell">
      <style:table-cell-properties fo:padding="0.0382in" fo:border-left="none" fo:border-right="none" fo:border-top="none" fo:border-bottom="0.05pt solid #000000"/>
    </style:style>
    <style:style style:name="Tabell1.D9" style:family="table-cell">
      <style:table-cell-properties fo:padding="0.0382in" fo:border-left="none" fo:border-right="none" fo:border-top="none" fo:border-bottom="0.05pt solid #000000"/>
    </style:style>
    <style:style style:name="Tabell1.E9" style:family="table-cell">
      <style:table-cell-properties fo:padding="0.0382in" fo:border-left="none" fo:border-right="none" fo:border-top="none" fo:border-bottom="0.05pt solid #000000"/>
    </style:style>
    <style:style style:name="Tabell1.F9" style:family="table-cell">
      <style:table-cell-properties fo:padding="0.0382in" fo:border-left="none" fo:border-right="none" fo:border-top="none" fo:border-bottom="0.05pt solid #000000"/>
    </style:style>
    <style:style style:name="Tabell1.B10" style:family="table-cell">
      <style:table-cell-properties fo:background-color="#e6e6e6" fo:padding="0.0382in" fo:border="none">
        <style:background-image/>
      </style:table-cell-properties>
    </style:style>
    <style:style style:name="Tabell1.C10" style:family="table-cell">
      <style:table-cell-properties fo:background-color="#e6e6e6" fo:padding="0.0382in" fo:border="none">
        <style:background-image/>
      </style:table-cell-properties>
    </style:style>
    <style:style style:name="Tabell1.D10" style:family="table-cell">
      <style:table-cell-properties fo:background-color="#e6e6e6" fo:padding="0.0382in" fo:border="none">
        <style:background-image/>
      </style:table-cell-properties>
    </style:style>
    <style:style style:name="Tabell1.E10" style:family="table-cell">
      <style:table-cell-properties fo:background-color="#e6e6e6" fo:padding="0.0382in" fo:border="none">
        <style:background-image/>
      </style:table-cell-properties>
    </style:style>
    <style:style style:name="Tabell1.F10" style:family="table-cell">
      <style:table-cell-properties fo:background-color="#e6e6e6" fo:padding="0.0382in" fo:border="none">
        <style:background-image/>
      </style:table-cell-properties>
    </style:style>
    <style:style style:name="Tabell1.B11" style:family="table-cell">
      <style:table-cell-properties fo:padding="0.0382in" fo:border="none"/>
    </style:style>
    <style:style style:name="Tabell1.C11" style:family="table-cell">
      <style:table-cell-properties fo:padding="0.0382in" fo:border="none"/>
    </style:style>
    <style:style style:name="Tabell1.D11" style:family="table-cell">
      <style:table-cell-properties fo:padding="0.0382in" fo:border="none"/>
    </style:style>
    <style:style style:name="Tabell1.E11" style:family="table-cell">
      <style:table-cell-properties fo:padding="0.0382in" fo:border="none"/>
    </style:style>
    <style:style style:name="Tabell1.F11" style:family="table-cell">
      <style:table-cell-properties fo:padding="0.0382in" fo:border="none"/>
    </style:style>
    <style:style style:name="Tabell1.B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C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D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E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F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B13" style:family="table-cell">
      <style:table-cell-properties fo:padding="0.0382in" fo:border="none"/>
    </style:style>
    <style:style style:name="Tabell1.C13" style:family="table-cell">
      <style:table-cell-properties fo:padding="0.0382in" fo:border="none"/>
    </style:style>
    <style:style style:name="Tabell1.D13" style:family="table-cell">
      <style:table-cell-properties fo:padding="0.0382in" fo:border="none"/>
    </style:style>
    <style:style style:name="Tabell1.E13" style:family="table-cell">
      <style:table-cell-properties fo:padding="0.0382in" fo:border="none"/>
    </style:style>
    <style:style style:name="Tabell1.F13" style:family="table-cell">
      <style:table-cell-properties fo:padding="0.0382in" fo:border="none"/>
    </style:style>
    <style:style style:name="Tabell1.B14" style:family="table-cell">
      <style:table-cell-properties fo:background-color="#e6e6e6" fo:padding="0.0382in" fo:border="none">
        <style:background-image/>
      </style:table-cell-properties>
    </style:style>
    <style:style style:name="Tabell1.C14" style:family="table-cell">
      <style:table-cell-properties fo:background-color="#e6e6e6" fo:padding="0.0382in" fo:border="none">
        <style:background-image/>
      </style:table-cell-properties>
    </style:style>
    <style:style style:name="Tabell1.D14" style:family="table-cell">
      <style:table-cell-properties fo:background-color="#e6e6e6" fo:padding="0.0382in" fo:border="none">
        <style:background-image/>
      </style:table-cell-properties>
    </style:style>
    <style:style style:name="Tabell1.E14" style:family="table-cell">
      <style:table-cell-properties fo:background-color="#e6e6e6" fo:padding="0.0382in" fo:border="none">
        <style:background-image/>
      </style:table-cell-properties>
    </style:style>
    <style:style style:name="Tabell1.F14" style:family="table-cell">
      <style:table-cell-properties fo:background-color="#e6e6e6" fo:padding="0.0382in" fo:border="none">
        <style:background-image/>
      </style:table-cell-properties>
    </style:style>
    <style:style style:name="Tabell1.B15" style:family="table-cell">
      <style:table-cell-properties fo:padding="0.0382in" fo:border="none"/>
    </style:style>
    <style:style style:name="Tabell1.C15" style:family="table-cell">
      <style:table-cell-properties fo:padding="0.0382in" fo:border="none"/>
    </style:style>
    <style:style style:name="Tabell1.D15" style:family="table-cell">
      <style:table-cell-properties fo:padding="0.0382in" fo:border="none"/>
    </style:style>
    <style:style style:name="Tabell1.E15" style:family="table-cell">
      <style:table-cell-properties fo:padding="0.0382in" fo:border="none"/>
    </style:style>
    <style:style style:name="Tabell1.F15" style:family="table-cell">
      <style:table-cell-properties fo:padding="0.0382in" fo:border="none"/>
    </style:style>
    <style:style style:name="Tabell1.B16" style:family="table-cell">
      <style:table-cell-properties fo:background-color="#e6e6e6" fo:padding="0.0382in" fo:border="none">
        <style:background-image/>
      </style:table-cell-properties>
    </style:style>
    <style:style style:name="Tabell1.C16" style:family="table-cell">
      <style:table-cell-properties fo:background-color="#e6e6e6" fo:padding="0.0382in" fo:border="none">
        <style:background-image/>
      </style:table-cell-properties>
    </style:style>
    <style:style style:name="Tabell1.D16" style:family="table-cell">
      <style:table-cell-properties fo:background-color="#e6e6e6" fo:padding="0.0382in" fo:border="none">
        <style:background-image/>
      </style:table-cell-properties>
    </style:style>
    <style:style style:name="Tabell1.E16" style:family="table-cell">
      <style:table-cell-properties fo:background-color="#e6e6e6" fo:padding="0.0382in" fo:border="none">
        <style:background-image/>
      </style:table-cell-properties>
    </style:style>
    <style:style style:name="Tabell1.F16" style:family="table-cell">
      <style:table-cell-properties fo:background-color="#e6e6e6" fo:padding="0.0382in" fo:border="none">
        <style:background-image/>
      </style:table-cell-properties>
    </style:style>
    <style:style style:name="Tabell1.B17" style:family="table-cell">
      <style:table-cell-properties fo:padding="0.0382in" fo:border-left="none" fo:border-right="none" fo:border-top="none" fo:border-bottom="0.05pt solid #000000"/>
    </style:style>
    <style:style style:name="Tabell1.C17" style:family="table-cell">
      <style:table-cell-properties fo:padding="0.0382in" fo:border-left="none" fo:border-right="none" fo:border-top="none" fo:border-bottom="0.05pt solid #000000"/>
    </style:style>
    <style:style style:name="Tabell1.D17" style:family="table-cell">
      <style:table-cell-properties fo:padding="0.0382in" fo:border-left="none" fo:border-right="none" fo:border-top="none" fo:border-bottom="0.05pt solid #000000"/>
    </style:style>
    <style:style style:name="Tabell1.E17" style:family="table-cell">
      <style:table-cell-properties fo:padding="0.0382in" fo:border-left="none" fo:border-right="none" fo:border-top="none" fo:border-bottom="0.05pt solid #000000"/>
    </style:style>
    <style:style style:name="Tabell1.F17" style:family="table-cell">
      <style:table-cell-properties fo:padding="0.0382in" fo:border-left="none" fo:border-right="none" fo:border-top="none" fo:border-bottom="0.05pt solid #000000"/>
    </style:style>
    <style:style style:name="Tabell1.A18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ell1.B18" style:family="table-cell">
      <style:table-cell-properties fo:background-color="#e6e6e6" fo:padding="0.0382in" fo:border="none">
        <style:background-image/>
      </style:table-cell-properties>
    </style:style>
    <style:style style:name="Tabell1.C18" style:family="table-cell">
      <style:table-cell-properties fo:background-color="#e6e6e6" fo:padding="0.0382in" fo:border="none">
        <style:background-image/>
      </style:table-cell-properties>
    </style:style>
    <style:style style:name="Tabell1.D18" style:family="table-cell">
      <style:table-cell-properties fo:background-color="#e6e6e6" fo:padding="0.0382in" fo:border="none">
        <style:background-image/>
      </style:table-cell-properties>
    </style:style>
    <style:style style:name="Tabell1.E18" style:family="table-cell">
      <style:table-cell-properties fo:background-color="#e6e6e6" fo:padding="0.0382in" fo:border="none">
        <style:background-image/>
      </style:table-cell-properties>
    </style:style>
    <style:style style:name="Tabell1.F18" style:family="table-cell">
      <style:table-cell-properties fo:background-color="#e6e6e6" fo:padding="0.0382in" fo:border="none">
        <style:background-image/>
      </style:table-cell-properties>
    </style:style>
    <style:style style:name="Tabell1.B19" style:family="table-cell">
      <style:table-cell-properties fo:padding="0.0382in" fo:border="none"/>
    </style:style>
    <style:style style:name="Tabell1.C19" style:family="table-cell">
      <style:table-cell-properties fo:padding="0.0382in" fo:border="none"/>
    </style:style>
    <style:style style:name="Tabell1.D19" style:family="table-cell">
      <style:table-cell-properties fo:padding="0.0382in" fo:border="none"/>
    </style:style>
    <style:style style:name="Tabell1.E19" style:family="table-cell">
      <style:table-cell-properties fo:padding="0.0382in" fo:border="none"/>
    </style:style>
    <style:style style:name="Tabell1.F19" style:family="table-cell">
      <style:table-cell-properties fo:padding="0.0382in" fo:border="none"/>
    </style:style>
    <style:style style:name="Tabell1.B20" style:family="table-cell">
      <style:table-cell-properties fo:background-color="#e6e6e6" fo:padding="0.0382in" fo:border="none">
        <style:background-image/>
      </style:table-cell-properties>
    </style:style>
    <style:style style:name="Tabell1.C20" style:family="table-cell">
      <style:table-cell-properties fo:background-color="#e6e6e6" fo:padding="0.0382in" fo:border="none">
        <style:background-image/>
      </style:table-cell-properties>
    </style:style>
    <style:style style:name="Tabell1.D20" style:family="table-cell">
      <style:table-cell-properties fo:background-color="#e6e6e6" fo:padding="0.0382in" fo:border="none">
        <style:background-image/>
      </style:table-cell-properties>
    </style:style>
    <style:style style:name="Tabell1.E20" style:family="table-cell">
      <style:table-cell-properties fo:background-color="#e6e6e6" fo:padding="0.0382in" fo:border="none">
        <style:background-image/>
      </style:table-cell-properties>
    </style:style>
    <style:style style:name="Tabell1.F20" style:family="table-cell">
      <style:table-cell-properties fo:background-color="#e6e6e6" fo:padding="0.0382in" fo:border="none">
        <style:background-image/>
      </style:table-cell-properties>
    </style:style>
    <style:style style:name="Tabell1.B21" style:family="table-cell">
      <style:table-cell-properties fo:padding="0.0382in" fo:border-left="none" fo:border-right="none" fo:border-top="none" fo:border-bottom="0.05pt solid #000000"/>
    </style:style>
    <style:style style:name="Tabell1.C21" style:family="table-cell">
      <style:table-cell-properties fo:padding="0.0382in" fo:border-left="none" fo:border-right="none" fo:border-top="none" fo:border-bottom="0.05pt solid #000000"/>
    </style:style>
    <style:style style:name="Tabell1.D21" style:family="table-cell">
      <style:table-cell-properties fo:padding="0.0382in" fo:border-left="none" fo:border-right="none" fo:border-top="none" fo:border-bottom="0.05pt solid #000000"/>
    </style:style>
    <style:style style:name="Tabell1.E21" style:family="table-cell">
      <style:table-cell-properties fo:padding="0.0382in" fo:border-left="none" fo:border-right="none" fo:border-top="none" fo:border-bottom="0.05pt solid #000000"/>
    </style:style>
    <style:style style:name="Tabell1.F21" style:family="table-cell">
      <style:table-cell-properties fo:padding="0.0382in" fo:border-left="none" fo:border-right="none" fo:border-top="none" fo:border-bottom="0.05pt solid #000000"/>
    </style:style>
    <style:style style:name="Tabell1.B22" style:family="table-cell">
      <style:table-cell-properties fo:padding="0.0382in" fo:border-left="none" fo:border-right="none" fo:border-top="none" fo:border-bottom="0.05pt solid #000000"/>
    </style:style>
    <style:style style:name="Tabell1.C22" style:family="table-cell">
      <style:table-cell-properties fo:padding="0.0382in" fo:border-left="none" fo:border-right="none" fo:border-top="none" fo:border-bottom="0.05pt solid #000000"/>
    </style:style>
    <style:style style:name="Tabell1.D22" style:family="table-cell">
      <style:table-cell-properties fo:padding="0.0382in" fo:border-left="none" fo:border-right="none" fo:border-top="none" fo:border-bottom="0.05pt solid #000000"/>
    </style:style>
    <style:style style:name="Tabell1.E22" style:family="table-cell">
      <style:table-cell-properties fo:padding="0.0382in" fo:border-left="none" fo:border-right="none" fo:border-top="none" fo:border-bottom="0.05pt solid #000000"/>
    </style:style>
    <style:style style:name="Tabell1.F22" style:family="table-cell">
      <style:table-cell-properties fo:padding="0.0382in" fo:border-left="none" fo:border-right="none" fo:border-top="none" fo:border-bottom="0.05pt solid #000000"/>
    </style:style>
    <style:style style:name="Tabell1.A23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ell1.B23" style:family="table-cell">
      <style:table-cell-properties fo:background-color="#e6e6e6" fo:padding="0.0382in" fo:border="none">
        <style:background-image/>
      </style:table-cell-properties>
    </style:style>
    <style:style style:name="Tabell1.C23" style:family="table-cell">
      <style:table-cell-properties fo:background-color="#e6e6e6" fo:padding="0.0382in" fo:border="none">
        <style:background-image/>
      </style:table-cell-properties>
    </style:style>
    <style:style style:name="Tabell1.D23" style:family="table-cell">
      <style:table-cell-properties fo:background-color="#e6e6e6" fo:padding="0.0382in" fo:border="none">
        <style:background-image/>
      </style:table-cell-properties>
    </style:style>
    <style:style style:name="Tabell1.E23" style:family="table-cell">
      <style:table-cell-properties fo:background-color="#e6e6e6" fo:padding="0.0382in" fo:border="none">
        <style:background-image/>
      </style:table-cell-properties>
    </style:style>
    <style:style style:name="Tabell1.F23" style:family="table-cell">
      <style:table-cell-properties fo:background-color="#e6e6e6" fo:padding="0.0382in" fo:border="none">
        <style:background-image/>
      </style:table-cell-properties>
    </style:style>
    <style:style style:name="Tabell1.B24" style:family="table-cell">
      <style:table-cell-properties fo:padding="0.0382in" fo:border="none"/>
    </style:style>
    <style:style style:name="Tabell1.C24" style:family="table-cell">
      <style:table-cell-properties fo:padding="0.0382in" fo:border="none"/>
    </style:style>
    <style:style style:name="Tabell1.D24" style:family="table-cell">
      <style:table-cell-properties fo:padding="0.0382in" fo:border="none"/>
    </style:style>
    <style:style style:name="Tabell1.E24" style:family="table-cell">
      <style:table-cell-properties fo:padding="0.0382in" fo:border="none"/>
    </style:style>
    <style:style style:name="Tabell1.F24" style:family="table-cell">
      <style:table-cell-properties fo:padding="0.0382in" fo:border="none"/>
    </style:style>
    <style:style style:name="Tabell1.B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C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D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E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F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B26" style:family="table-cell">
      <style:table-cell-properties fo:padding="0.0382in" fo:border="none"/>
    </style:style>
    <style:style style:name="Tabell1.C26" style:family="table-cell">
      <style:table-cell-properties fo:padding="0.0382in" fo:border="none"/>
    </style:style>
    <style:style style:name="Tabell1.D26" style:family="table-cell">
      <style:table-cell-properties fo:padding="0.0382in" fo:border="none"/>
    </style:style>
    <style:style style:name="Tabell1.E26" style:family="table-cell">
      <style:table-cell-properties fo:padding="0.0382in" fo:border="none"/>
    </style:style>
    <style:style style:name="Tabell1.F26" style:family="table-cell">
      <style:table-cell-properties fo:padding="0.0382in" fo:border="none"/>
    </style:style>
    <style:style style:name="Tabell1.B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B28" style:family="table-cell">
      <style:table-cell-properties fo:padding="0.0382in" fo:border="none"/>
    </style:style>
    <style:style style:name="Tabell1.C28" style:family="table-cell">
      <style:table-cell-properties fo:padding="0.0382in" fo:border="none"/>
    </style:style>
    <style:style style:name="Tabell1.D28" style:family="table-cell">
      <style:table-cell-properties fo:padding="0.0382in" fo:border="none"/>
    </style:style>
    <style:style style:name="Tabell1.E28" style:family="table-cell">
      <style:table-cell-properties fo:padding="0.0382in" fo:border="none"/>
    </style:style>
    <style:style style:name="Tabell1.F28" style:family="table-cell">
      <style:table-cell-properties fo:padding="0.0382in" fo:border="none"/>
    </style:style>
    <style:style style:name="Tabell1.B29" style:family="table-cell">
      <style:table-cell-properties fo:background-color="#e6e6e6" fo:padding="0.0382in" fo:border="none">
        <style:background-image/>
      </style:table-cell-properties>
    </style:style>
    <style:style style:name="Tabell1.C29" style:family="table-cell">
      <style:table-cell-properties fo:background-color="#e6e6e6" fo:padding="0.0382in" fo:border="none">
        <style:background-image/>
      </style:table-cell-properties>
    </style:style>
    <style:style style:name="Tabell1.D29" style:family="table-cell">
      <style:table-cell-properties fo:background-color="#e6e6e6" fo:padding="0.0382in" fo:border="none">
        <style:background-image/>
      </style:table-cell-properties>
    </style:style>
    <style:style style:name="Tabell1.E29" style:family="table-cell">
      <style:table-cell-properties fo:background-color="#e6e6e6" fo:padding="0.0382in" fo:border="none">
        <style:background-image/>
      </style:table-cell-properties>
    </style:style>
    <style:style style:name="Tabell1.F29" style:family="table-cell">
      <style:table-cell-properties fo:background-color="#e6e6e6" fo:padding="0.0382in" fo:border="none">
        <style:background-image/>
      </style:table-cell-properties>
    </style:style>
    <style:style style:name="Tabell1.B30" style:family="table-cell">
      <style:table-cell-properties fo:padding="0.0382in" fo:border="none"/>
    </style:style>
    <style:style style:name="Tabell1.C30" style:family="table-cell">
      <style:table-cell-properties fo:padding="0.0382in" fo:border="none"/>
    </style:style>
    <style:style style:name="Tabell1.D30" style:family="table-cell">
      <style:table-cell-properties fo:padding="0.0382in" fo:border="none"/>
    </style:style>
    <style:style style:name="Tabell1.E30" style:family="table-cell">
      <style:table-cell-properties fo:padding="0.0382in" fo:border="none"/>
    </style:style>
    <style:style style:name="Tabell1.F30" style:family="table-cell">
      <style:table-cell-properties fo:padding="0.0382in" fo:border="none"/>
    </style:style>
    <style:style style:name="Tabell1.B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B32" style:family="table-cell">
      <style:table-cell-properties fo:padding="0.0382in" fo:border-left="none" fo:border-right="none" fo:border-top="0.05pt solid #000000" fo:border-bottom="0.05pt solid #000000"/>
    </style:style>
    <style:style style:name="Tabell1.C32" style:family="table-cell">
      <style:table-cell-properties fo:padding="0.0382in" fo:border-left="none" fo:border-right="none" fo:border-top="none" fo:border-bottom="0.05pt solid #000000"/>
    </style:style>
    <style:style style:name="Tabell1.D32" style:family="table-cell">
      <style:table-cell-properties fo:padding="0.0382in" fo:border-left="none" fo:border-right="none" fo:border-top="none" fo:border-bottom="0.05pt solid #000000"/>
    </style:style>
    <style:style style:name="Tabell1.E32" style:family="table-cell">
      <style:table-cell-properties fo:padding="0.0382in" fo:border-left="none" fo:border-right="none" fo:border-top="none" fo:border-bottom="0.05pt solid #000000"/>
    </style:style>
    <style:style style:name="Tabell1.F32" style:family="table-cell">
      <style:table-cell-properties fo:padding="0.0382in" fo:border-left="none" fo:border-right="none" fo:border-top="none" fo:border-bottom="0.05pt solid #000000"/>
    </style:style>
    <style:style style:name="Tabell1.B33" style:family="table-cell">
      <style:table-cell-properties fo:background-color="#e6e6e6" fo:padding="0.0382in" fo:border="none">
        <style:background-image/>
      </style:table-cell-properties>
    </style:style>
    <style:style style:name="Tabell1.C33" style:family="table-cell">
      <style:table-cell-properties fo:background-color="#e6e6e6" fo:padding="0.0382in" fo:border="none">
        <style:background-image/>
      </style:table-cell-properties>
    </style:style>
    <style:style style:name="Tabell1.D33" style:family="table-cell">
      <style:table-cell-properties fo:background-color="#e6e6e6" fo:padding="0.0382in" fo:border="none">
        <style:background-image/>
      </style:table-cell-properties>
    </style:style>
    <style:style style:name="Tabell1.E33" style:family="table-cell">
      <style:table-cell-properties fo:background-color="#e6e6e6" fo:padding="0.0382in" fo:border="none">
        <style:background-image/>
      </style:table-cell-properties>
    </style:style>
    <style:style style:name="Tabell1.F33" style:family="table-cell">
      <style:table-cell-properties fo:background-color="#e6e6e6" fo:padding="0.0382in" fo:border="none">
        <style:background-image/>
      </style:table-cell-properties>
    </style:style>
    <style:style style:name="Tabell1.B34" style:family="table-cell">
      <style:table-cell-properties fo:padding="0.0382in" fo:border="none"/>
    </style:style>
    <style:style style:name="Tabell1.C34" style:family="table-cell">
      <style:table-cell-properties fo:padding="0.0382in" fo:border="none"/>
    </style:style>
    <style:style style:name="Tabell1.D34" style:family="table-cell">
      <style:table-cell-properties fo:padding="0.0382in" fo:border="none"/>
    </style:style>
    <style:style style:name="Tabell1.E34" style:family="table-cell">
      <style:table-cell-properties fo:padding="0.0382in" fo:border="none"/>
    </style:style>
    <style:style style:name="Tabell1.F34" style:family="table-cell">
      <style:table-cell-properties fo:padding="0.0382in" fo:border="none"/>
    </style:style>
    <style:style style:name="Tabell1.B35" style:family="table-cell">
      <style:table-cell-properties fo:background-color="#e6e6e6" fo:padding="0.0382in" fo:border="none">
        <style:background-image/>
      </style:table-cell-properties>
    </style:style>
    <style:style style:name="Tabell1.C35" style:family="table-cell">
      <style:table-cell-properties fo:background-color="#e6e6e6" fo:padding="0.0382in" fo:border="none">
        <style:background-image/>
      </style:table-cell-properties>
    </style:style>
    <style:style style:name="Tabell1.D35" style:family="table-cell">
      <style:table-cell-properties fo:background-color="#e6e6e6" fo:padding="0.0382in" fo:border="none">
        <style:background-image/>
      </style:table-cell-properties>
    </style:style>
    <style:style style:name="Tabell1.E35" style:family="table-cell">
      <style:table-cell-properties fo:background-color="#e6e6e6" fo:padding="0.0382in" fo:border="none">
        <style:background-image/>
      </style:table-cell-properties>
    </style:style>
    <style:style style:name="Tabell1.F35" style:family="table-cell">
      <style:table-cell-properties fo:background-color="#e6e6e6" fo:padding="0.0382in" fo:border="none">
        <style:background-image/>
      </style:table-cell-properties>
    </style:style>
    <style:style style:name="Tabell1.B36" style:family="table-cell">
      <style:table-cell-properties fo:padding="0.0382in" fo:border="none"/>
    </style:style>
    <style:style style:name="Tabell1.C36" style:family="table-cell">
      <style:table-cell-properties fo:padding="0.0382in" fo:border="none"/>
    </style:style>
    <style:style style:name="Tabell1.D36" style:family="table-cell">
      <style:table-cell-properties fo:padding="0.0382in" fo:border="none"/>
    </style:style>
    <style:style style:name="Tabell1.E36" style:family="table-cell">
      <style:table-cell-properties fo:padding="0.0382in" fo:border="none"/>
    </style:style>
    <style:style style:name="Tabell1.F36" style:family="table-cell">
      <style:table-cell-properties fo:padding="0.0382in" fo:border="none"/>
    </style:style>
    <style:style style:name="Tabell1.B37" style:family="table-cell">
      <style:table-cell-properties fo:background-color="#e6e6e6" fo:padding="0.0382in" fo:border="none">
        <style:background-image/>
      </style:table-cell-properties>
    </style:style>
    <style:style style:name="Tabell1.C37" style:family="table-cell">
      <style:table-cell-properties fo:background-color="#e6e6e6" fo:padding="0.0382in" fo:border="none">
        <style:background-image/>
      </style:table-cell-properties>
    </style:style>
    <style:style style:name="Tabell1.D37" style:family="table-cell">
      <style:table-cell-properties fo:background-color="#e6e6e6" fo:padding="0.0382in" fo:border="none">
        <style:background-image/>
      </style:table-cell-properties>
    </style:style>
    <style:style style:name="Tabell1.E37" style:family="table-cell">
      <style:table-cell-properties fo:background-color="#e6e6e6" fo:padding="0.0382in" fo:border="none">
        <style:background-image/>
      </style:table-cell-properties>
    </style:style>
    <style:style style:name="Tabell1.F37" style:family="table-cell">
      <style:table-cell-properties fo:background-color="#e6e6e6" fo:padding="0.0382in" fo:border="none">
        <style:background-image/>
      </style:table-cell-properties>
    </style:style>
    <style:style style:name="Tabell1.B38" style:family="table-cell">
      <style:table-cell-properties fo:padding="0.0382in" fo:border-left="none" fo:border-right="none" fo:border-top="none" fo:border-bottom="0.05pt solid #000000"/>
    </style:style>
    <style:style style:name="Tabell1.C38" style:family="table-cell">
      <style:table-cell-properties fo:padding="0.0382in" fo:border-left="none" fo:border-right="none" fo:border-top="none" fo:border-bottom="0.05pt solid #000000"/>
    </style:style>
    <style:style style:name="Tabell1.D38" style:family="table-cell">
      <style:table-cell-properties fo:padding="0.0382in" fo:border-left="none" fo:border-right="none" fo:border-top="none" fo:border-bottom="0.05pt solid #000000"/>
    </style:style>
    <style:style style:name="Tabell1.E38" style:family="table-cell">
      <style:table-cell-properties fo:padding="0.0382in" fo:border-left="none" fo:border-right="none" fo:border-top="none" fo:border-bottom="0.05pt solid #000000"/>
    </style:style>
    <style:style style:name="Tabell1.F38" style:family="table-cell">
      <style:table-cell-properties fo:padding="0.0382in" fo:border-left="none" fo:border-right="none" fo:border-top="none" fo:border-bottom="0.05pt solid #000000"/>
    </style:style>
    <style:style style:name="Tabell1.B39" style:family="table-cell">
      <style:table-cell-properties fo:background-color="#e6e6e6" fo:padding="0.0382in" fo:border="none">
        <style:background-image/>
      </style:table-cell-properties>
    </style:style>
    <style:style style:name="Tabell1.C39" style:family="table-cell">
      <style:table-cell-properties fo:background-color="#e6e6e6" fo:padding="0.0382in" fo:border="none">
        <style:background-image/>
      </style:table-cell-properties>
    </style:style>
    <style:style style:name="Tabell1.D39" style:family="table-cell">
      <style:table-cell-properties fo:background-color="#e6e6e6" fo:padding="0.0382in" fo:border="none">
        <style:background-image/>
      </style:table-cell-properties>
    </style:style>
    <style:style style:name="Tabell1.E39" style:family="table-cell">
      <style:table-cell-properties fo:background-color="#e6e6e6" fo:padding="0.0382in" fo:border="none">
        <style:background-image/>
      </style:table-cell-properties>
    </style:style>
    <style:style style:name="Tabell1.F39" style:family="table-cell">
      <style:table-cell-properties fo:background-color="#e6e6e6" fo:padding="0.0382in" fo:border="none">
        <style:background-image/>
      </style:table-cell-properties>
    </style:style>
    <style:style style:name="Tabell1.B40" style:family="table-cell">
      <style:table-cell-properties fo:padding="0.0382in" fo:border="none"/>
    </style:style>
    <style:style style:name="Tabell1.C40" style:family="table-cell">
      <style:table-cell-properties fo:padding="0.0382in" fo:border="none"/>
    </style:style>
    <style:style style:name="Tabell1.D40" style:family="table-cell">
      <style:table-cell-properties fo:padding="0.0382in" fo:border="none"/>
    </style:style>
    <style:style style:name="Tabell1.E40" style:family="table-cell">
      <style:table-cell-properties fo:padding="0.0382in" fo:border="none"/>
    </style:style>
    <style:style style:name="Tabell1.F40" style:family="table-cell">
      <style:table-cell-properties fo:padding="0.0382in" fo:border="none"/>
    </style:style>
    <style:style style:name="Tabell1.B41" style:family="table-cell">
      <style:table-cell-properties fo:background-color="#e6e6e6" fo:padding="0.0382in" fo:border="none">
        <style:background-image/>
      </style:table-cell-properties>
    </style:style>
    <style:style style:name="Tabell1.C41" style:family="table-cell">
      <style:table-cell-properties fo:background-color="#e6e6e6" fo:padding="0.0382in" fo:border="none">
        <style:background-image/>
      </style:table-cell-properties>
    </style:style>
    <style:style style:name="Tabell1.D41" style:family="table-cell">
      <style:table-cell-properties fo:background-color="#e6e6e6" fo:padding="0.0382in" fo:border="none">
        <style:background-image/>
      </style:table-cell-properties>
    </style:style>
    <style:style style:name="Tabell1.E41" style:family="table-cell">
      <style:table-cell-properties fo:background-color="#e6e6e6" fo:padding="0.0382in" fo:border="none">
        <style:background-image/>
      </style:table-cell-properties>
    </style:style>
    <style:style style:name="Tabell1.F41" style:family="table-cell">
      <style:table-cell-properties fo:background-color="#e6e6e6" fo:padding="0.0382in" fo:border="none">
        <style:background-image/>
      </style:table-cell-properties>
    </style:style>
    <style:style style:name="Tabell1.B42" style:family="table-cell">
      <style:table-cell-properties fo:padding="0.0382in" fo:border="none"/>
    </style:style>
    <style:style style:name="Tabell1.C42" style:family="table-cell">
      <style:table-cell-properties fo:padding="0.0382in" fo:border="none"/>
    </style:style>
    <style:style style:name="Tabell1.D42" style:family="table-cell">
      <style:table-cell-properties fo:padding="0.0382in" fo:border="none"/>
    </style:style>
    <style:style style:name="Tabell1.E42" style:family="table-cell">
      <style:table-cell-properties fo:padding="0.0382in" fo:border="none"/>
    </style:style>
    <style:style style:name="Tabell1.F42" style:family="table-cell">
      <style:table-cell-properties fo:padding="0.0382in" fo:border="none"/>
    </style:style>
    <style:style style:name="Tabell1.B4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4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4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4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4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B44" style:family="table-cell">
      <style:table-cell-properties fo:padding="0.0382in" fo:border-left="none" fo:border-right="none" fo:border-top="0.05pt solid #000000" fo:border-bottom="0.05pt solid #000000"/>
    </style:style>
    <style:style style:name="Tabell1.C44" style:family="table-cell">
      <style:table-cell-properties fo:padding="0.0382in" fo:border-left="none" fo:border-right="none" fo:border-top="none" fo:border-bottom="0.05pt solid #000000"/>
    </style:style>
    <style:style style:name="Tabell1.D44" style:family="table-cell">
      <style:table-cell-properties fo:padding="0.0382in" fo:border-left="none" fo:border-right="none" fo:border-top="none" fo:border-bottom="0.05pt solid #000000"/>
    </style:style>
    <style:style style:name="Tabell1.E44" style:family="table-cell">
      <style:table-cell-properties fo:padding="0.0382in" fo:border-left="none" fo:border-right="none" fo:border-top="none" fo:border-bottom="0.05pt solid #000000"/>
    </style:style>
    <style:style style:name="Tabell1.F44" style:family="table-cell">
      <style:table-cell-properties fo:padding="0.0382in" fo:border-left="none" fo:border-right="none" fo:border-top="none" fo:border-bottom="0.05pt solid #000000"/>
    </style:style>
    <style:style style:name="Tabell1.B45" style:family="table-cell">
      <style:table-cell-properties fo:background-color="#e6e6e6" fo:padding="0.0382in" fo:border="none">
        <style:background-image/>
      </style:table-cell-properties>
    </style:style>
    <style:style style:name="Tabell1.C45" style:family="table-cell">
      <style:table-cell-properties fo:background-color="#e6e6e6" fo:padding="0.0382in" fo:border="none">
        <style:background-image/>
      </style:table-cell-properties>
    </style:style>
    <style:style style:name="Tabell1.D45" style:family="table-cell">
      <style:table-cell-properties fo:background-color="#e6e6e6" fo:padding="0.0382in" fo:border="none">
        <style:background-image/>
      </style:table-cell-properties>
    </style:style>
    <style:style style:name="Tabell1.E45" style:family="table-cell">
      <style:table-cell-properties fo:background-color="#e6e6e6" fo:padding="0.0382in" fo:border="none">
        <style:background-image/>
      </style:table-cell-properties>
    </style:style>
    <style:style style:name="Tabell1.F45" style:family="table-cell">
      <style:table-cell-properties fo:background-color="#e6e6e6" fo:padding="0.0382in" fo:border="none">
        <style:background-image/>
      </style:table-cell-properties>
    </style:style>
    <style:style style:name="Tabell1.B46" style:family="table-cell">
      <style:table-cell-properties fo:padding="0.0382in" fo:border="none"/>
    </style:style>
    <style:style style:name="Tabell1.C46" style:family="table-cell">
      <style:table-cell-properties fo:padding="0.0382in" fo:border="none"/>
    </style:style>
    <style:style style:name="Tabell1.D46" style:family="table-cell">
      <style:table-cell-properties fo:padding="0.0382in" fo:border="none"/>
    </style:style>
    <style:style style:name="Tabell1.E46" style:family="table-cell">
      <style:table-cell-properties fo:padding="0.0382in" fo:border="none"/>
    </style:style>
    <style:style style:name="Tabell1.F46" style:family="table-cell">
      <style:table-cell-properties fo:padding="0.0382in" fo:border="none"/>
    </style:style>
    <style:style style:name="Tabell1.B47" style:family="table-cell">
      <style:table-cell-properties fo:background-color="#e6e6e6" fo:padding="0.0382in" fo:border="none">
        <style:background-image/>
      </style:table-cell-properties>
    </style:style>
    <style:style style:name="Tabell1.C47" style:family="table-cell">
      <style:table-cell-properties fo:background-color="#e6e6e6" fo:padding="0.0382in" fo:border="none">
        <style:background-image/>
      </style:table-cell-properties>
    </style:style>
    <style:style style:name="Tabell1.D47" style:family="table-cell">
      <style:table-cell-properties fo:background-color="#e6e6e6" fo:padding="0.0382in" fo:border="none">
        <style:background-image/>
      </style:table-cell-properties>
    </style:style>
    <style:style style:name="Tabell1.E47" style:family="table-cell">
      <style:table-cell-properties fo:background-color="#e6e6e6" fo:padding="0.0382in" fo:border="none">
        <style:background-image/>
      </style:table-cell-properties>
    </style:style>
    <style:style style:name="Tabell1.F47" style:family="table-cell">
      <style:table-cell-properties fo:background-color="#e6e6e6" fo:padding="0.0382in" fo:border="none">
        <style:background-image/>
      </style:table-cell-properties>
    </style:style>
    <style:style style:name="Tabell1.B48" style:family="table-cell">
      <style:table-cell-properties fo:padding="0.0382in" fo:border="none"/>
    </style:style>
    <style:style style:name="Tabell1.C48" style:family="table-cell">
      <style:table-cell-properties fo:padding="0.0382in" fo:border="none"/>
    </style:style>
    <style:style style:name="Tabell1.D48" style:family="table-cell">
      <style:table-cell-properties fo:padding="0.0382in" fo:border="none"/>
    </style:style>
    <style:style style:name="Tabell1.E48" style:family="table-cell">
      <style:table-cell-properties fo:padding="0.0382in" fo:border="none"/>
    </style:style>
    <style:style style:name="Tabell1.F48" style:family="table-cell">
      <style:table-cell-properties fo:padding="0.0382in" fo:border="none"/>
    </style:style>
    <style:style style:name="Tabell1.B49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49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49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49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49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B50" style:family="table-cell">
      <style:table-cell-properties fo:padding="0.0382in" fo:border="none"/>
    </style:style>
    <style:style style:name="Tabell1.C50" style:family="table-cell">
      <style:table-cell-properties fo:padding="0.0382in" fo:border="none"/>
    </style:style>
    <style:style style:name="Tabell1.D50" style:family="table-cell">
      <style:table-cell-properties fo:padding="0.0382in" fo:border="none"/>
    </style:style>
    <style:style style:name="Tabell1.E50" style:family="table-cell">
      <style:table-cell-properties fo:padding="0.0382in" fo:border="none"/>
    </style:style>
    <style:style style:name="Tabell1.F50" style:family="table-cell">
      <style:table-cell-properties fo:padding="0.0382in" fo:border="none"/>
    </style:style>
    <style:style style:name="Tabell1.B51" style:family="table-cell">
      <style:table-cell-properties fo:background-color="#e6e6e6" fo:padding="0.0382in" fo:border="none">
        <style:background-image/>
      </style:table-cell-properties>
    </style:style>
    <style:style style:name="Tabell1.C51" style:family="table-cell">
      <style:table-cell-properties fo:background-color="#e6e6e6" fo:padding="0.0382in" fo:border="none">
        <style:background-image/>
      </style:table-cell-properties>
    </style:style>
    <style:style style:name="Tabell1.D51" style:family="table-cell">
      <style:table-cell-properties fo:background-color="#e6e6e6" fo:padding="0.0382in" fo:border="none">
        <style:background-image/>
      </style:table-cell-properties>
    </style:style>
    <style:style style:name="Tabell1.E51" style:family="table-cell">
      <style:table-cell-properties fo:background-color="#e6e6e6" fo:padding="0.0382in" fo:border="none">
        <style:background-image/>
      </style:table-cell-properties>
    </style:style>
    <style:style style:name="Tabell1.F51" style:family="table-cell">
      <style:table-cell-properties fo:background-color="#e6e6e6" fo:padding="0.0382in" fo:border="none">
        <style:background-image/>
      </style:table-cell-properties>
    </style:style>
    <style:style style:name="Tabell1.B52" style:family="table-cell">
      <style:table-cell-properties fo:padding="0.0382in" fo:border="none"/>
    </style:style>
    <style:style style:name="Tabell1.C52" style:family="table-cell">
      <style:table-cell-properties fo:padding="0.0382in" fo:border="none"/>
    </style:style>
    <style:style style:name="Tabell1.D52" style:family="table-cell">
      <style:table-cell-properties fo:padding="0.0382in" fo:border="none"/>
    </style:style>
    <style:style style:name="Tabell1.E52" style:family="table-cell">
      <style:table-cell-properties fo:padding="0.0382in" fo:border="none"/>
    </style:style>
    <style:style style:name="Tabell1.F52" style:family="table-cell">
      <style:table-cell-properties fo:padding="0.0382in" fo:border="none"/>
    </style:style>
    <style:style style:name="Tabell1.B53" style:family="table-cell">
      <style:table-cell-properties fo:background-color="#e6e6e6" fo:padding="0.0382in" fo:border="none">
        <style:background-image/>
      </style:table-cell-properties>
    </style:style>
    <style:style style:name="Tabell1.C53" style:family="table-cell">
      <style:table-cell-properties fo:background-color="#e6e6e6" fo:padding="0.0382in" fo:border="none">
        <style:background-image/>
      </style:table-cell-properties>
    </style:style>
    <style:style style:name="Tabell1.D53" style:family="table-cell">
      <style:table-cell-properties fo:background-color="#e6e6e6" fo:padding="0.0382in" fo:border="none">
        <style:background-image/>
      </style:table-cell-properties>
    </style:style>
    <style:style style:name="Tabell1.E53" style:family="table-cell">
      <style:table-cell-properties fo:background-color="#e6e6e6" fo:padding="0.0382in" fo:border="none">
        <style:background-image/>
      </style:table-cell-properties>
    </style:style>
    <style:style style:name="Tabell1.F53" style:family="table-cell">
      <style:table-cell-properties fo:background-color="#e6e6e6" fo:padding="0.0382in" fo:border="none">
        <style:background-image/>
      </style:table-cell-properties>
    </style:style>
    <style:style style:name="Tabell1.B54" style:family="table-cell">
      <style:table-cell-properties fo:padding="0.0382in" fo:border="none"/>
    </style:style>
    <style:style style:name="Tabell1.C54" style:family="table-cell">
      <style:table-cell-properties fo:padding="0.0382in" fo:border="none"/>
    </style:style>
    <style:style style:name="Tabell1.D54" style:family="table-cell">
      <style:table-cell-properties fo:padding="0.0382in" fo:border="none"/>
    </style:style>
    <style:style style:name="Tabell1.E54" style:family="table-cell">
      <style:table-cell-properties fo:padding="0.0382in" fo:border="none"/>
    </style:style>
    <style:style style:name="Tabell1.F54" style:family="table-cell">
      <style:table-cell-properties fo:padding="0.0382in" fo:border="none"/>
    </style:style>
    <style:style style:name="Tabell1.B55" style:family="table-cell">
      <style:table-cell-properties fo:padding="0.0382in" fo:border-left="none" fo:border-right="none" fo:border-top="0.05pt solid #000000" fo:border-bottom="0.05pt solid #000000"/>
    </style:style>
    <style:style style:name="Tabell1.C55" style:family="table-cell">
      <style:table-cell-properties fo:padding="0.0382in" fo:border-left="none" fo:border-right="none" fo:border-top="0.05pt solid #000000" fo:border-bottom="0.05pt solid #000000"/>
    </style:style>
    <style:style style:name="Tabell1.D55" style:family="table-cell">
      <style:table-cell-properties fo:padding="0.0382in" fo:border-left="none" fo:border-right="none" fo:border-top="0.05pt solid #000000" fo:border-bottom="0.05pt solid #000000"/>
    </style:style>
    <style:style style:name="Tabell1.E55" style:family="table-cell">
      <style:table-cell-properties fo:padding="0.0382in" fo:border-left="none" fo:border-right="none" fo:border-top="0.05pt solid #000000" fo:border-bottom="0.05pt solid #000000"/>
    </style:style>
    <style:style style:name="Tabell1.F55" style:family="table-cell">
      <style:table-cell-properties fo:padding="0.0382in" fo:border-left="none" fo:border-right="none" fo:border-top="0.05pt solid #000000" fo:border-bottom="0.05pt solid #000000"/>
    </style:style>
    <style:style style:name="Tabell1.B56" style:family="table-cell">
      <style:table-cell-properties fo:background-color="#e6e6e6" fo:padding="0.0382in" fo:border="none">
        <style:background-image/>
      </style:table-cell-properties>
    </style:style>
    <style:style style:name="Tabell1.C56" style:family="table-cell">
      <style:table-cell-properties fo:background-color="#e6e6e6" fo:padding="0.0382in" fo:border="none">
        <style:background-image/>
      </style:table-cell-properties>
    </style:style>
    <style:style style:name="Tabell1.D56" style:family="table-cell">
      <style:table-cell-properties fo:background-color="#e6e6e6" fo:padding="0.0382in" fo:border="none">
        <style:background-image/>
      </style:table-cell-properties>
    </style:style>
    <style:style style:name="Tabell1.E56" style:family="table-cell">
      <style:table-cell-properties fo:background-color="#e6e6e6" fo:padding="0.0382in" fo:border="none">
        <style:background-image/>
      </style:table-cell-properties>
    </style:style>
    <style:style style:name="Tabell1.F56" style:family="table-cell">
      <style:table-cell-properties fo:background-color="#e6e6e6" fo:padding="0.0382in" fo:border="none">
        <style:background-image/>
      </style:table-cell-properties>
    </style:style>
    <style:style style:name="Tabell1.B57" style:family="table-cell">
      <style:table-cell-properties fo:padding="0.0382in" fo:border="none"/>
    </style:style>
    <style:style style:name="Tabell1.C57" style:family="table-cell">
      <style:table-cell-properties fo:padding="0.0382in" fo:border="none"/>
    </style:style>
    <style:style style:name="Tabell1.D57" style:family="table-cell">
      <style:table-cell-properties fo:padding="0.0382in" fo:border="none"/>
    </style:style>
    <style:style style:name="Tabell1.E57" style:family="table-cell">
      <style:table-cell-properties fo:padding="0.0382in" fo:border="none"/>
    </style:style>
    <style:style style:name="Tabell1.F57" style:family="table-cell">
      <style:table-cell-properties fo:padding="0.0382in" fo:border="none"/>
    </style:style>
    <style:style style:name="Tabell1.B58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C58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D58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E58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F58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B59" style:family="table-cell">
      <style:table-cell-properties fo:padding="0.0382in" fo:border="none"/>
    </style:style>
    <style:style style:name="Tabell1.C59" style:family="table-cell">
      <style:table-cell-properties fo:padding="0.0382in" fo:border="none"/>
    </style:style>
    <style:style style:name="Tabell1.D59" style:family="table-cell">
      <style:table-cell-properties fo:padding="0.0382in" fo:border="none"/>
    </style:style>
    <style:style style:name="Tabell1.E59" style:family="table-cell">
      <style:table-cell-properties fo:padding="0.0382in" fo:border="none"/>
    </style:style>
    <style:style style:name="Tabell1.F59" style:family="table-cell">
      <style:table-cell-properties fo:padding="0.0382in" fo:border="none"/>
    </style:style>
    <style:style style:name="Tabell1.B60" style:family="table-cell">
      <style:table-cell-properties fo:background-color="#e6e6e6" fo:padding="0.0382in" fo:border="none">
        <style:background-image/>
      </style:table-cell-properties>
    </style:style>
    <style:style style:name="Tabell1.C60" style:family="table-cell">
      <style:table-cell-properties fo:background-color="#e6e6e6" fo:padding="0.0382in" fo:border="none">
        <style:background-image/>
      </style:table-cell-properties>
    </style:style>
    <style:style style:name="Tabell1.D60" style:family="table-cell">
      <style:table-cell-properties fo:background-color="#e6e6e6" fo:padding="0.0382in" fo:border="none">
        <style:background-image/>
      </style:table-cell-properties>
    </style:style>
    <style:style style:name="Tabell1.E60" style:family="table-cell">
      <style:table-cell-properties fo:background-color="#e6e6e6" fo:padding="0.0382in" fo:border="none">
        <style:background-image/>
      </style:table-cell-properties>
    </style:style>
    <style:style style:name="Tabell1.F60" style:family="table-cell">
      <style:table-cell-properties fo:background-color="#e6e6e6" fo:padding="0.0382in" fo:border="none">
        <style:background-image/>
      </style:table-cell-properties>
    </style:style>
    <style:style style:name="Tabell1.B61" style:family="table-cell">
      <style:table-cell-properties fo:padding="0.0382in" fo:border="none"/>
    </style:style>
    <style:style style:name="Tabell1.C61" style:family="table-cell">
      <style:table-cell-properties fo:padding="0.0382in" fo:border="none"/>
    </style:style>
    <style:style style:name="Tabell1.D61" style:family="table-cell">
      <style:table-cell-properties fo:padding="0.0382in" fo:border="none"/>
    </style:style>
    <style:style style:name="Tabell1.E61" style:family="table-cell">
      <style:table-cell-properties fo:padding="0.0382in" fo:border="none"/>
    </style:style>
    <style:style style:name="Tabell1.F61" style:family="table-cell">
      <style:table-cell-properties fo:padding="0.0382in" fo:border="none"/>
    </style:style>
    <style:style style:name="Tabell1.B62" style:family="table-cell">
      <style:table-cell-properties fo:background-color="#e6e6e6" fo:padding="0.0382in" fo:border="none">
        <style:background-image/>
      </style:table-cell-properties>
    </style:style>
    <style:style style:name="Tabell1.C62" style:family="table-cell">
      <style:table-cell-properties fo:background-color="#e6e6e6" fo:padding="0.0382in" fo:border="none">
        <style:background-image/>
      </style:table-cell-properties>
    </style:style>
    <style:style style:name="Tabell1.D62" style:family="table-cell">
      <style:table-cell-properties fo:background-color="#e6e6e6" fo:padding="0.0382in" fo:border="none">
        <style:background-image/>
      </style:table-cell-properties>
    </style:style>
    <style:style style:name="Tabell1.E62" style:family="table-cell">
      <style:table-cell-properties fo:background-color="#e6e6e6" fo:padding="0.0382in" fo:border="none">
        <style:background-image/>
      </style:table-cell-properties>
    </style:style>
    <style:style style:name="Tabell1.F62" style:family="table-cell">
      <style:table-cell-properties fo:background-color="#e6e6e6" fo:padding="0.0382in" fo:border="none">
        <style:background-image/>
      </style:table-cell-properties>
    </style:style>
    <style:style style:name="Tabell1.B63" style:family="table-cell">
      <style:table-cell-properties fo:padding="0.0382in" fo:border="none"/>
    </style:style>
    <style:style style:name="Tabell1.C63" style:family="table-cell">
      <style:table-cell-properties fo:padding="0.0382in" fo:border="none"/>
    </style:style>
    <style:style style:name="Tabell1.D63" style:family="table-cell">
      <style:table-cell-properties fo:padding="0.0382in" fo:border="none"/>
    </style:style>
    <style:style style:name="Tabell1.E63" style:family="table-cell">
      <style:table-cell-properties fo:padding="0.0382in" fo:border="none"/>
    </style:style>
    <style:style style:name="Tabell1.F63" style:family="table-cell">
      <style:table-cell-properties fo:padding="0.0382in" fo:border="none"/>
    </style:style>
    <style:style style:name="Tabell1.B6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6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6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6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6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B65" style:family="table-cell">
      <style:table-cell-properties fo:padding="0.0382in" fo:border-left="none" fo:border-right="none" fo:border-top="none" fo:border-bottom="0.05pt solid #000000"/>
    </style:style>
    <style:style style:name="Tabell1.C65" style:family="table-cell">
      <style:table-cell-properties fo:padding="0.0382in" fo:border-left="none" fo:border-right="none" fo:border-top="none" fo:border-bottom="0.05pt solid #000000"/>
    </style:style>
    <style:style style:name="Tabell1.D65" style:family="table-cell">
      <style:table-cell-properties fo:padding="0.0382in" fo:border-left="none" fo:border-right="none" fo:border-top="none" fo:border-bottom="0.05pt solid #000000"/>
    </style:style>
    <style:style style:name="Tabell1.E65" style:family="table-cell">
      <style:table-cell-properties fo:padding="0.0382in" fo:border-left="none" fo:border-right="none" fo:border-top="none" fo:border-bottom="0.05pt solid #000000"/>
    </style:style>
    <style:style style:name="Tabell1.F65" style:family="table-cell">
      <style:table-cell-properties fo:padding="0.0382in" fo:border-left="none" fo:border-right="none" fo:border-top="none" fo:border-bottom="0.05pt solid #000000"/>
    </style:style>
    <style:style style:name="Tabell1.B66" style:family="table-cell">
      <style:table-cell-properties fo:background-color="#e6e6e6" fo:padding="0.0382in" fo:border="none">
        <style:background-image/>
      </style:table-cell-properties>
    </style:style>
    <style:style style:name="Tabell1.C66" style:family="table-cell">
      <style:table-cell-properties fo:background-color="#e6e6e6" fo:padding="0.0382in" fo:border="none">
        <style:background-image/>
      </style:table-cell-properties>
    </style:style>
    <style:style style:name="Tabell1.D66" style:family="table-cell">
      <style:table-cell-properties fo:background-color="#e6e6e6" fo:padding="0.0382in" fo:border="none">
        <style:background-image/>
      </style:table-cell-properties>
    </style:style>
    <style:style style:name="Tabell1.E66" style:family="table-cell">
      <style:table-cell-properties fo:background-color="#e6e6e6" fo:padding="0.0382in" fo:border="none">
        <style:background-image/>
      </style:table-cell-properties>
    </style:style>
    <style:style style:name="Tabell1.F66" style:family="table-cell">
      <style:table-cell-properties fo:background-color="#e6e6e6" fo:padding="0.0382in" fo:border="none">
        <style:background-image/>
      </style:table-cell-properties>
    </style:style>
    <style:style style:name="Tabell1.B67" style:family="table-cell">
      <style:table-cell-properties fo:padding="0.0382in" fo:border="none"/>
    </style:style>
    <style:style style:name="Tabell1.C67" style:family="table-cell">
      <style:table-cell-properties fo:padding="0.0382in" fo:border="none"/>
    </style:style>
    <style:style style:name="Tabell1.D67" style:family="table-cell">
      <style:table-cell-properties fo:padding="0.0382in" fo:border="none"/>
    </style:style>
    <style:style style:name="Tabell1.E67" style:family="table-cell">
      <style:table-cell-properties fo:padding="0.0382in" fo:border="none"/>
    </style:style>
    <style:style style:name="Tabell1.F67" style:family="table-cell">
      <style:table-cell-properties fo:padding="0.0382in" fo:border="none"/>
    </style:style>
    <style:style style:name="Tabell1.B68" style:family="table-cell">
      <style:table-cell-properties fo:background-color="#e6e6e6" fo:padding="0.0382in" fo:border="none">
        <style:background-image/>
      </style:table-cell-properties>
    </style:style>
    <style:style style:name="Tabell1.C68" style:family="table-cell">
      <style:table-cell-properties fo:background-color="#e6e6e6" fo:padding="0.0382in" fo:border="none">
        <style:background-image/>
      </style:table-cell-properties>
    </style:style>
    <style:style style:name="Tabell1.D68" style:family="table-cell">
      <style:table-cell-properties fo:background-color="#e6e6e6" fo:padding="0.0382in" fo:border="none">
        <style:background-image/>
      </style:table-cell-properties>
    </style:style>
    <style:style style:name="Tabell1.E68" style:family="table-cell">
      <style:table-cell-properties fo:background-color="#e6e6e6" fo:padding="0.0382in" fo:border="none">
        <style:background-image/>
      </style:table-cell-properties>
    </style:style>
    <style:style style:name="Tabell1.F68" style:family="table-cell">
      <style:table-cell-properties fo:background-color="#e6e6e6" fo:padding="0.0382in" fo:border="none">
        <style:background-image/>
      </style:table-cell-properties>
    </style:style>
    <style:style style:name="Tabell1.B69" style:family="table-cell">
      <style:table-cell-properties fo:padding="0.0382in" fo:border="none"/>
    </style:style>
    <style:style style:name="Tabell1.C69" style:family="table-cell">
      <style:table-cell-properties fo:padding="0.0382in" fo:border="none"/>
    </style:style>
    <style:style style:name="Tabell1.D69" style:family="table-cell">
      <style:table-cell-properties fo:padding="0.0382in" fo:border="none"/>
    </style:style>
    <style:style style:name="Tabell1.E69" style:family="table-cell">
      <style:table-cell-properties fo:padding="0.0382in" fo:border="none"/>
    </style:style>
    <style:style style:name="Tabell1.F69" style:family="table-cell">
      <style:table-cell-properties fo:padding="0.0382in" fo:border="none"/>
    </style:style>
    <style:style style:name="Tabell1.B70" style:family="table-cell">
      <style:table-cell-properties fo:padding="0.0382in" fo:border="none"/>
    </style:style>
    <style:style style:name="Tabell1.C70" style:family="table-cell">
      <style:table-cell-properties fo:padding="0.0382in" fo:border="none"/>
    </style:style>
    <style:style style:name="Tabell1.D70" style:family="table-cell">
      <style:table-cell-properties fo:padding="0.0382in" fo:border="none"/>
    </style:style>
    <style:style style:name="Tabell1.E70" style:family="table-cell">
      <style:table-cell-properties fo:padding="0.0382in" fo:border="none"/>
    </style:style>
    <style:style style:name="Tabell1.F70" style:family="table-cell">
      <style:table-cell-properties fo:padding="0.0382in" fo:border="none"/>
    </style:style>
    <style:style style:name="P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Times New Roman1"/>
    </style:style>
    <style:style style:name="P4" style:family="paragraph" style:parent-style-name="Table_20_Contents">
      <style:text-properties style:font-name="Times New Roman1" fo:font-size="10pt" style:font-size-asian="10pt" style:font-size-complex="10pt"/>
    </style:style>
    <style:style style:name="P5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officeooo:rsid="0012246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P8">Energi</text:p>
          </table:table-cell>
          <table:table-cell table:style-name="Tabell1.B1" office:value-type="string">
            <text:p text:style-name="P1">underflagga</text:p>
          </table:table-cell>
          <table:table-cell table:style-name="Tabell1.C1" office:value-type="string">
            <text:p text:style-name="P1">Mäts i</text:p>
          </table:table-cell>
          <table:table-cell table:style-name="Tabell1.D55" office:value-type="string">
            <text:p text:style-name="P1">dvs</text:p>
          </table:table-cell>
          <table:table-cell table:style-name="Tabell1.E1" office:value-type="string">
            <text:p text:style-name="P1">Eller (SI)</text:p>
          </table:table-cell>
          <table:table-cell table:style-name="Tabell1.F1" office:value-type="string">
            <text:p text:style-name="P1">betydelse</text:p>
          </table:table-cell>
        </table:table-row>
        <table:table-row>
          <table:table-cell table:style-name="Tabell1.A2" table:number-rows-spanned="7" office:value-type="string">
            <text:p text:style-name="P7">E</text:p>
          </table:table-cell>
          <table:table-cell table:style-name="Tabell1.B2" office:value-type="string">
            <text:p text:style-name="P2">0</text:p>
          </table:table-cell>
          <table:table-cell table:style-name="Tabell1.C2" office:value-type="string">
            <text:p text:style-name="P2">[J]</text:p>
          </table:table-cell>
          <table:table-cell table:style-name="Tabell1.D2" office:value-type="string">
            <text:p text:style-name="P2">[J]</text:p>
          </table:table-cell>
          <table:table-cell table:style-name="Tabell1.E2" office:value-type="string">
            <text:p text:style-name="P2">[Nm]</text:p>
          </table:table-cell>
          <table:table-cell table:style-name="Tabell1.F2" office:value-type="string">
            <text:p text:style-name="P2">viloenergi</text:p>
          </table:table-cell>
        </table:table-row>
        <table:table-row>
          <table:covered-table-cell/>
          <table:table-cell table:style-name="Tabell1.B3" office:value-type="string">
            <text:p text:style-name="P2">p</text:p>
          </table:table-cell>
          <table:table-cell table:style-name="Tabell1.C3" office:value-type="string">
            <text:p text:style-name="P2">[J] </text:p>
          </table:table-cell>
          <table:table-cell table:style-name="Tabell1.D70" office:value-type="string">
            <text:p text:style-name="P2">[J]</text:p>
          </table:table-cell>
          <table:table-cell table:style-name="Tabell1.E3" office:value-type="string">
            <text:p text:style-name="P2">[Nm]</text:p>
          </table:table-cell>
          <table:table-cell table:style-name="Tabell1.F3" office:value-type="string">
            <text:p text:style-name="P2">lägesenergi</text:p>
          </table:table-cell>
        </table:table-row>
        <table:table-row>
          <table:covered-table-cell/>
          <table:table-cell table:style-name="Tabell1.B4" office:value-type="string">
            <text:p text:style-name="P2">Q</text:p>
          </table:table-cell>
          <table:table-cell table:style-name="Tabell1.C4" office:value-type="string">
            <text:p text:style-name="P2">[J]</text:p>
          </table:table-cell>
          <table:table-cell table:style-name="Tabell1.D4" office:value-type="string">
            <text:p text:style-name="P2">[J]</text:p>
          </table:table-cell>
          <table:table-cell table:style-name="Tabell1.E4" office:value-type="string">
            <text:p text:style-name="P2">[Nm]</text:p>
          </table:table-cell>
          <table:table-cell table:style-name="Tabell1.F4" office:value-type="string">
            <text:p text:style-name="P2">värmemängd</text:p>
          </table:table-cell>
        </table:table-row>
        <table:table-row>
          <table:covered-table-cell/>
          <table:table-cell table:style-name="Tabell1.B5" office:value-type="string">
            <text:p text:style-name="P2">k</text:p>
          </table:table-cell>
          <table:table-cell table:style-name="Tabell1.C5" office:value-type="string">
            <text:p text:style-name="P2">[J]</text:p>
          </table:table-cell>
          <table:table-cell table:style-name="Tabell1.D70" office:value-type="string">
            <text:p text:style-name="P2">[J] </text:p>
          </table:table-cell>
          <table:table-cell table:style-name="Tabell1.E5" office:value-type="string">
            <text:p text:style-name="P2">[Nm]</text:p>
          </table:table-cell>
          <table:table-cell table:style-name="Tabell1.F5" office:value-type="string">
            <text:p text:style-name="P2">rörelseenergi</text:p>
          </table:table-cell>
        </table:table-row>
        <table:table-row>
          <table:covered-table-cell/>
          <table:table-cell table:style-name="Tabell1.B6" office:value-type="string">
            <text:p text:style-name="P2">A</text:p>
          </table:table-cell>
          <table:table-cell table:style-name="Tabell1.C6" office:value-type="string">
            <text:p text:style-name="P2">[Nm] </text:p>
          </table:table-cell>
          <table:table-cell table:style-name="Tabell1.D6" office:value-type="string">
            <text:p text:style-name="P2">[J]</text:p>
          </table:table-cell>
          <table:table-cell table:style-name="Tabell1.E6" office:value-type="string">
            <text:p text:style-name="P2">[Nm]</text:p>
          </table:table-cell>
          <table:table-cell table:style-name="Tabell1.F6" office:value-type="string">
            <text:p text:style-name="P2">arbete</text:p>
          </table:table-cell>
        </table:table-row>
        <table:table-row>
          <table:covered-table-cell/>
          <table:table-cell table:style-name="Tabell1.B7" office:value-type="string">
            <text:p text:style-name="P2">M</text:p>
          </table:table-cell>
          <table:table-cell table:style-name="Tabell1.C7" office:value-type="string">
            <text:p text:style-name="P2">[Nm] </text:p>
          </table:table-cell>
          <table:table-cell table:style-name="Tabell1.D70" office:value-type="string">
            <text:p text:style-name="P2">[J]</text:p>
          </table:table-cell>
          <table:table-cell table:style-name="Tabell1.E7" office:value-type="string">
            <text:p text:style-name="P2">[Nm]</text:p>
          </table:table-cell>
          <table:table-cell table:style-name="Tabell1.F7" office:value-type="string">
            <text:p text:style-name="P2">kraftmoment</text:p>
          </table:table-cell>
        </table:table-row>
        <table:table-row>
          <table:covered-table-cell/>
          <table:table-cell table:style-name="Tabell1.B8" office:value-type="string">
            <text:p text:style-name="P2">u</text:p>
          </table:table-cell>
          <table:table-cell table:style-name="Tabell1.C8" office:value-type="string">
            <text:p text:style-name="P2">[J]</text:p>
          </table:table-cell>
          <table:table-cell table:style-name="Tabell1.D8" office:value-type="string">
            <text:p text:style-name="P2">[J]</text:p>
          </table:table-cell>
          <table:table-cell table:style-name="Tabell1.E8" office:value-type="string">
            <text:p text:style-name="P2">[Nm]</text:p>
          </table:table-cell>
          <table:table-cell table:style-name="Tabell1.F8" office:value-type="string">
            <text:p text:style-name="P2">utträdesenergi</text:p>
          </table:table-cell>
        </table:table-row>
        <table:table-row>
          <table:table-cell table:style-name="Tabell1.A9" office:value-type="string">
            <text:p text:style-name="P8">Energiknipen</text:p>
          </table:table-cell>
          <table:table-cell table:style-name="Tabell1.B9" office:value-type="string">
            <text:p text:style-name="P2"/>
          </table:table-cell>
          <table:table-cell table:style-name="Tabell1.C9" office:value-type="string">
            <text:p text:style-name="P2"/>
          </table:table-cell>
          <table:table-cell table:style-name="Tabell1.D65" office:value-type="string">
            <text:p text:style-name="P2"/>
          </table:table-cell>
          <table:table-cell table:style-name="Tabell1.E9" office:value-type="string">
            <text:p text:style-name="P2"/>
          </table:table-cell>
          <table:table-cell table:style-name="Tabell1.F9" office:value-type="string">
            <text:p text:style-name="P2"/>
          </table:table-cell>
        </table:table-row>
        <table:table-row>
          <table:table-cell table:style-name="Tabell1.A2" table:number-rows-spanned="2" office:value-type="string">
            <text:p text:style-name="P7">F</text:p>
          </table:table-cell>
          <table:table-cell table:style-name="Tabell1.B10" office:value-type="string">
            <text:p text:style-name="P2">F</text:p>
          </table:table-cell>
          <table:table-cell table:style-name="Tabell1.C10" office:value-type="string">
            <text:p text:style-name="P2">[N]</text:p>
          </table:table-cell>
          <table:table-cell table:style-name="Tabell1.D10" office:value-type="string">
            <text:p text:style-name="P2">[J/m]</text:p>
          </table:table-cell>
          <table:table-cell table:style-name="Tabell1.E10" office:value-type="string">
            <text:p text:style-name="P2">[N]</text:p>
          </table:table-cell>
          <table:table-cell table:style-name="Tabell1.F10" office:value-type="string">
            <text:p text:style-name="P2">kraft</text:p>
          </table:table-cell>
        </table:table-row>
        <table:table-row>
          <table:covered-table-cell/>
          <table:table-cell table:style-name="Tabell1.B11" office:value-type="string">
            <text:p text:style-name="P4">γ</text:p>
          </table:table-cell>
          <table:table-cell table:style-name="Tabell1.C11" office:value-type="string">
            <text:p text:style-name="P2">[N/m]</text:p>
          </table:table-cell>
          <table:table-cell table:style-name="Tabell1.D70" office:value-type="string">
            <text:p text:style-name="P2">[J/m<text:span text:style-name="T2">²</text:span>]</text:p>
          </table:table-cell>
          <table:table-cell table:style-name="Tabell1.E11" office:value-type="string">
            <text:p text:style-name="P2">[N/m]</text:p>
          </table:table-cell>
          <table:table-cell table:style-name="Tabell1.F11" office:value-type="string">
            <text:p text:style-name="P2">ytspänning</text:p>
          </table:table-cell>
        </table:table-row>
        <table:table-row>
          <table:table-cell table:style-name="Tabell1.A2" table:number-rows-spanned="6" office:value-type="string">
            <text:p text:style-name="P6">Є</text:p>
          </table:table-cell>
          <table:table-cell table:style-name="Tabell1.B12" office:value-type="string">
            <text:p text:style-name="P2">p</text:p>
          </table:table-cell>
          <table:table-cell table:style-name="Tabell1.C12" office:value-type="string">
            <text:p text:style-name="P2">[Pa]</text:p>
          </table:table-cell>
          <table:table-cell table:style-name="Tabell1.D12" office:value-type="string">
            <text:p text:style-name="P2">[J/m<text:span text:style-name="T2">³</text:span>]</text:p>
          </table:table-cell>
          <table:table-cell table:style-name="Tabell1.E12" office:value-type="string">
            <text:p text:style-name="P2">[N/m<text:span text:style-name="T2">²</text:span>]</text:p>
          </table:table-cell>
          <table:table-cell table:style-name="Tabell1.F12" office:value-type="string">
            <text:p text:style-name="P2">tryck</text:p>
          </table:table-cell>
        </table:table-row>
        <table:table-row>
          <table:covered-table-cell/>
          <table:table-cell table:style-name="Tabell1.B13" office:value-type="string">
            <text:p text:style-name="P2">m</text:p>
          </table:table-cell>
          <table:table-cell table:style-name="Tabell1.C13" office:value-type="string">
            <text:p text:style-name="P2">[kg]</text:p>
          </table:table-cell>
          <table:table-cell table:style-name="Tabell1.D70" office:value-type="string">
            <text:p text:style-name="P2">[J s<text:span text:style-name="T2">²</text:span>/m<text:span text:style-name="T2">²</text:span>]</text:p>
          </table:table-cell>
          <table:table-cell table:style-name="Tabell1.E13" office:value-type="string">
            <text:p text:style-name="P2">[Ns<text:span text:style-name="T2">²</text:span>/m]</text:p>
          </table:table-cell>
          <table:table-cell table:style-name="Tabell1.F13" office:value-type="string">
            <text:p text:style-name="P2">Massa, vikt</text:p>
          </table:table-cell>
        </table:table-row>
        <table:table-row>
          <table:covered-table-cell/>
          <table:table-cell table:style-name="Tabell1.B14" office:value-type="string">
            <text:p text:style-name="P2">M</text:p>
          </table:table-cell>
          <table:table-cell table:style-name="Tabell1.C14" office:value-type="string">
            <text:p text:style-name="P2">[u]</text:p>
          </table:table-cell>
          <table:table-cell table:style-name="Tabell1.D14" office:value-type="string">
            <text:p text:style-name="P2">[J s<text:span text:style-name="T2">²</text:span>/m<text:span text:style-name="T2">²</text:span>]</text:p>
          </table:table-cell>
          <table:table-cell table:style-name="Tabell1.E14" office:value-type="string">
            <text:p text:style-name="P2">[Ns<text:span text:style-name="T2">²</text:span>/m]</text:p>
          </table:table-cell>
          <table:table-cell table:style-name="Tabell1.F14" office:value-type="string">
            <text:p text:style-name="P2">atommassa</text:p>
          </table:table-cell>
        </table:table-row>
        <table:table-row>
          <table:covered-table-cell/>
          <table:table-cell table:style-name="Tabell1.B15" office:value-type="string">
            <text:p text:style-name="P2">T</text:p>
          </table:table-cell>
          <table:table-cell table:style-name="Tabell1.C15" office:value-type="string">
            <text:p text:style-name="P2">[K] </text:p>
          </table:table-cell>
          <table:table-cell table:style-name="Tabell1.D70" office:value-type="string">
            <text:p text:style-name="P2">[J/mol]</text:p>
          </table:table-cell>
          <table:table-cell table:style-name="Tabell1.E15" office:value-type="string">
            <text:p text:style-name="P2">[K]</text:p>
          </table:table-cell>
          <table:table-cell table:style-name="Tabell1.F15" office:value-type="string">
            <text:p text:style-name="P2">Temperatur</text:p>
          </table:table-cell>
        </table:table-row>
        <table:table-row>
          <table:covered-table-cell/>
          <table:table-cell table:style-name="Tabell1.B16" office:value-type="string">
            <text:p text:style-name="P2">U</text:p>
          </table:table-cell>
          <table:table-cell table:style-name="Tabell1.C16" office:value-type="string">
            <text:p text:style-name="P2">[V]</text:p>
          </table:table-cell>
          <table:table-cell table:style-name="Tabell1.D16" office:value-type="string">
            <text:p text:style-name="P2">[J/C]</text:p>
          </table:table-cell>
          <table:table-cell table:style-name="Tabell1.E16" office:value-type="string">
            <text:p text:style-name="P2">[Nms/A]</text:p>
          </table:table-cell>
          <table:table-cell table:style-name="Tabell1.F16" office:value-type="string">
            <text:p text:style-name="P2">Spänning, potential</text:p>
          </table:table-cell>
        </table:table-row>
        <table:table-row>
          <table:covered-table-cell/>
          <table:table-cell table:style-name="Tabell1.B17" office:value-type="string">
            <text:p text:style-name="P4">Е</text:p>
          </table:table-cell>
          <table:table-cell table:style-name="Tabell1.C17" office:value-type="string">
            <text:p text:style-name="P2">[V/m]</text:p>
          </table:table-cell>
          <table:table-cell table:style-name="Tabell1.D65" office:value-type="string">
            <text:p text:style-name="P2">[J/Cm]</text:p>
          </table:table-cell>
          <table:table-cell table:style-name="Tabell1.E17" office:value-type="string">
            <text:p text:style-name="P2">[N/As]</text:p>
          </table:table-cell>
          <table:table-cell table:style-name="Tabell1.F17" office:value-type="string">
            <text:p text:style-name="P2">Elektrisk fältstyrka</text:p>
          </table:table-cell>
        </table:table-row>
        <table:table-row>
          <table:table-cell table:style-name="Tabell1.A18" table:number-rows-spanned="4" office:value-type="string">
            <text:p text:style-name="P6">Ŧ</text:p>
          </table:table-cell>
          <table:table-cell table:style-name="Tabell1.B18" office:value-type="string">
            <text:p text:style-name="P2"/>
          </table:table-cell>
          <table:table-cell table:style-name="Tabell1.C18" office:value-type="string">
            <text:p text:style-name="P2">[J/Hz]</text:p>
          </table:table-cell>
          <table:table-cell table:style-name="Tabell1.D18" office:value-type="string">
            <text:p text:style-name="P2">[Js]</text:p>
          </table:table-cell>
          <table:table-cell table:style-name="Tabell1.E18" office:value-type="string">
            <text:p text:style-name="P2">[Nms]</text:p>
          </table:table-cell>
          <table:table-cell table:style-name="Tabell1.F18" office:value-type="string">
            <text:p text:style-name="P2"/>
          </table:table-cell>
        </table:table-row>
        <table:table-row>
          <table:covered-table-cell/>
          <table:table-cell table:style-name="Tabell1.B19" office:value-type="string">
            <text:p text:style-name="P2">P</text:p>
          </table:table-cell>
          <table:table-cell table:style-name="Tabell1.C19" office:value-type="string">
            <text:p text:style-name="P2">[W]</text:p>
          </table:table-cell>
          <table:table-cell table:style-name="Tabell1.D19" office:value-type="string">
            <text:p text:style-name="P2">[J/s]</text:p>
          </table:table-cell>
          <table:table-cell table:style-name="Tabell1.E19" office:value-type="string">
            <text:p text:style-name="P2">[Nm/s]</text:p>
          </table:table-cell>
          <table:table-cell table:style-name="Tabell1.F19" office:value-type="string">
            <text:p text:style-name="P2">effekt</text:p>
          </table:table-cell>
        </table:table-row>
        <table:table-row>
          <table:covered-table-cell/>
          <table:table-cell table:style-name="Tabell1.B20" office:value-type="string">
            <text:p text:style-name="P2"/>
          </table:table-cell>
          <table:table-cell table:style-name="Tabell1.C20" office:value-type="string">
            <text:p text:style-name="P2"/>
          </table:table-cell>
          <table:table-cell table:style-name="Tabell1.D20" office:value-type="string">
            <text:p text:style-name="P2">[J/rymdv]</text:p>
          </table:table-cell>
          <table:table-cell table:style-name="Tabell1.E20" office:value-type="string">
            <text:p text:style-name="P2">[Nm/rymdv]</text:p>
          </table:table-cell>
          <table:table-cell table:style-name="Tabell1.F20" office:value-type="string">
            <text:p text:style-name="P2"/>
          </table:table-cell>
        </table:table-row>
        <table:table-row>
          <table:covered-table-cell/>
          <table:table-cell table:style-name="Tabell1.B21" office:value-type="string">
            <text:p text:style-name="P2"/>
          </table:table-cell>
          <table:table-cell table:style-name="Tabell1.C21" office:value-type="string">
            <text:p text:style-name="P2"/>
          </table:table-cell>
          <table:table-cell table:style-name="Tabell1.D21" office:value-type="string">
            <text:p text:style-name="P2">[J/rad]</text:p>
          </table:table-cell>
          <table:table-cell table:style-name="Tabell1.E21" office:value-type="string">
            <text:p text:style-name="P2">[Nm/rad]</text:p>
          </table:table-cell>
          <table:table-cell table:style-name="Tabell1.F21" office:value-type="string">
            <text:p text:style-name="P2"/>
          </table:table-cell>
        </table:table-row>
        <table:table-row>
          <table:table-cell table:style-name="Tabell1.A18" office:value-type="string">
            <text:p text:style-name="P8">Enheter</text:p>
          </table:table-cell>
          <table:table-cell table:style-name="Tabell1.B22" office:value-type="string">
            <text:p text:style-name="P2"/>
          </table:table-cell>
          <table:table-cell table:style-name="Tabell1.C22" office:value-type="string">
            <text:p text:style-name="P2"/>
          </table:table-cell>
          <table:table-cell table:style-name="Tabell1.D65" office:value-type="string">
            <text:p text:style-name="P2"/>
          </table:table-cell>
          <table:table-cell table:style-name="Tabell1.E22" office:value-type="string">
            <text:p text:style-name="P2"/>
          </table:table-cell>
          <table:table-cell table:style-name="Tabell1.F22" office:value-type="string">
            <text:p text:style-name="P2"/>
          </table:table-cell>
        </table:table-row>
        <table:table-row>
          <table:table-cell table:style-name="Tabell1.A23" table:number-rows-spanned="2" office:value-type="string">
            <text:p text:style-name="P6">Γ</text:p>
          </table:table-cell>
          <table:table-cell table:style-name="Tabell1.B23" office:value-type="string">
            <text:p text:style-name="P2">l, r, d</text:p>
          </table:table-cell>
          <table:table-cell table:style-name="Tabell1.C23" office:value-type="string">
            <text:p text:style-name="P2">[m]</text:p>
          </table:table-cell>
          <table:table-cell table:style-name="Tabell1.D23" office:value-type="string">
            <text:p text:style-name="P2">[m]</text:p>
          </table:table-cell>
          <table:table-cell table:style-name="Tabell1.E23" office:value-type="string">
            <text:p text:style-name="P2">[m]</text:p>
          </table:table-cell>
          <table:table-cell table:style-name="Tabell1.F23" office:value-type="string">
            <text:p text:style-name="P2">längd</text:p>
          </table:table-cell>
        </table:table-row>
        <table:table-row>
          <table:covered-table-cell/>
          <table:table-cell table:style-name="Tabell1.B24" office:value-type="string">
            <text:p text:style-name="P2">A</text:p>
          </table:table-cell>
          <table:table-cell table:style-name="Tabell1.C24" office:value-type="string">
            <text:p text:style-name="P2">[m<text:span text:style-name="T2">²</text:span>]</text:p>
          </table:table-cell>
          <table:table-cell table:style-name="Tabell1.D70" office:value-type="string">
            <text:p text:style-name="P2">[m<text:span text:style-name="T2">²</text:span>]</text:p>
          </table:table-cell>
          <table:table-cell table:style-name="Tabell1.E24" office:value-type="string">
            <text:p text:style-name="P2">[m<text:span text:style-name="T2">²</text:span>]</text:p>
          </table:table-cell>
          <table:table-cell table:style-name="Tabell1.F24" office:value-type="string">
            <text:p text:style-name="P2">Area/yta</text:p>
          </table:table-cell>
        </table:table-row>
        <table:table-row>
          <table:table-cell table:style-name="Tabell1.A2" table:number-rows-spanned="3" office:value-type="string">
            <text:p text:style-name="P7">C</text:p>
          </table:table-cell>
          <table:table-cell table:style-name="Tabell1.B25" office:value-type="string">
            <text:p text:style-name="P2">V</text:p>
          </table:table-cell>
          <table:table-cell table:style-name="Tabell1.C25" office:value-type="string">
            <text:p text:style-name="P2">[m<text:span text:style-name="T2">³</text:span>]</text:p>
          </table:table-cell>
          <table:table-cell table:style-name="Tabell1.D25" office:value-type="string">
            <text:p text:style-name="P2">[m<text:span text:style-name="T2">³</text:span>]</text:p>
          </table:table-cell>
          <table:table-cell table:style-name="Tabell1.E25" office:value-type="string">
            <text:p text:style-name="P2">[m<text:span text:style-name="T2">³</text:span>]</text:p>
          </table:table-cell>
          <table:table-cell table:style-name="Tabell1.F25" office:value-type="string">
            <text:p text:style-name="P2">volym</text:p>
          </table:table-cell>
        </table:table-row>
        <table:table-row>
          <table:covered-table-cell/>
          <table:table-cell table:style-name="Tabell1.B26" office:value-type="string">
            <text:p text:style-name="P2">n</text:p>
          </table:table-cell>
          <table:table-cell table:style-name="Tabell1.C26" office:value-type="string">
            <text:p text:style-name="P2">[mol]</text:p>
          </table:table-cell>
          <table:table-cell table:style-name="Tabell1.D70" office:value-type="string">
            <text:p text:style-name="P2">[mol]</text:p>
          </table:table-cell>
          <table:table-cell table:style-name="Tabell1.E26" office:value-type="string">
            <text:p text:style-name="P2">[mol]</text:p>
          </table:table-cell>
          <table:table-cell table:style-name="Tabell1.F26" office:value-type="string">
            <text:p text:style-name="P2">Substansmängd, partiklar</text:p>
          </table:table-cell>
        </table:table-row>
        <table:table-row>
          <table:covered-table-cell/>
          <table:table-cell table:style-name="Tabell1.B27" office:value-type="string">
            <text:p text:style-name="P2">Q</text:p>
          </table:table-cell>
          <table:table-cell table:style-name="Tabell1.C27" office:value-type="string">
            <text:p text:style-name="P2">[C]</text:p>
          </table:table-cell>
          <table:table-cell table:style-name="Tabell1.D27" office:value-type="string">
            <text:p text:style-name="P2">[C]</text:p>
          </table:table-cell>
          <table:table-cell table:style-name="Tabell1.E27" office:value-type="string">
            <text:p text:style-name="P2">[As]</text:p>
          </table:table-cell>
          <table:table-cell table:style-name="Tabell1.F27" office:value-type="string">
            <text:p text:style-name="P2">laddning</text:p>
          </table:table-cell>
        </table:table-row>
        <table:table-row>
          <table:table-cell table:style-name="Tabell1.A2" table:number-rows-spanned="4" office:value-type="string">
            <text:p text:style-name="P7">T</text:p>
          </table:table-cell>
          <table:table-cell table:style-name="Tabell1.B28" office:value-type="string">
            <text:p text:style-name="P2">f</text:p>
          </table:table-cell>
          <table:table-cell table:style-name="Tabell1.C28" office:value-type="string">
            <text:p text:style-name="P2">[Hz]</text:p>
          </table:table-cell>
          <table:table-cell table:style-name="Tabell1.D70" office:value-type="string">
            <text:p text:style-name="P2">[1/s]</text:p>
          </table:table-cell>
          <table:table-cell table:style-name="Tabell1.E28" office:value-type="string">
            <text:p text:style-name="P2">[1/s]</text:p>
          </table:table-cell>
          <table:table-cell table:style-name="Tabell1.F28" office:value-type="string">
            <text:p text:style-name="P2">frekvens</text:p>
          </table:table-cell>
        </table:table-row>
        <table:table-row>
          <table:covered-table-cell/>
          <table:table-cell table:style-name="Tabell1.B29" office:value-type="string">
            <text:p text:style-name="P4">τ</text:p>
          </table:table-cell>
          <table:table-cell table:style-name="Tabell1.C29" office:value-type="string">
            <text:p text:style-name="P2">[s]</text:p>
          </table:table-cell>
          <table:table-cell table:style-name="Tabell1.D29" office:value-type="string">
            <text:p text:style-name="P2">[s]</text:p>
          </table:table-cell>
          <table:table-cell table:style-name="Tabell1.E29" office:value-type="string">
            <text:p text:style-name="P2">[s]</text:p>
          </table:table-cell>
          <table:table-cell table:style-name="Tabell1.F29" office:value-type="string">
            <text:p text:style-name="P2">tid</text:p>
          </table:table-cell>
        </table:table-row>
        <table:table-row>
          <table:covered-table-cell/>
          <table:table-cell table:style-name="Tabell1.B30" office:value-type="string">
            <text:p text:style-name="P2"/>
          </table:table-cell>
          <table:table-cell table:style-name="Tabell1.C30" office:value-type="string">
            <text:p text:style-name="P2">[rymdv]</text:p>
          </table:table-cell>
          <table:table-cell table:style-name="Tabell1.D70" office:value-type="string">
            <text:p text:style-name="P2">[rymdv]</text:p>
          </table:table-cell>
          <table:table-cell table:style-name="Tabell1.E30" office:value-type="string">
            <text:p text:style-name="P2">[rymdv]</text:p>
          </table:table-cell>
          <table:table-cell table:style-name="Tabell1.F30" office:value-type="string">
            <text:p text:style-name="P2">rymdvinkel</text:p>
          </table:table-cell>
        </table:table-row>
        <table:table-row>
          <table:covered-table-cell/>
          <table:table-cell table:style-name="Tabell1.B31" office:value-type="string">
            <text:p text:style-name="P2">V</text:p>
          </table:table-cell>
          <table:table-cell table:style-name="Tabell1.C31" office:value-type="string">
            <text:p text:style-name="P2">[rad]</text:p>
          </table:table-cell>
          <table:table-cell table:style-name="Tabell1.D31" office:value-type="string">
            <text:p text:style-name="P2">[rad]</text:p>
          </table:table-cell>
          <table:table-cell table:style-name="Tabell1.E31" office:value-type="string">
            <text:p text:style-name="P2">[rad]</text:p>
          </table:table-cell>
          <table:table-cell table:style-name="Tabell1.F31" office:value-type="string">
            <text:p text:style-name="P2">vinkel</text:p>
          </table:table-cell>
        </table:table-row>
        <table:table-row>
          <table:table-cell table:style-name="Tabell1.A9" office:value-type="string">
            <text:p text:style-name="P8">Flöden</text:p>
          </table:table-cell>
          <table:table-cell table:style-name="Tabell1.B32" office:value-type="string">
            <text:p text:style-name="P2"/>
          </table:table-cell>
          <table:table-cell table:style-name="Tabell1.C32" office:value-type="string">
            <text:p text:style-name="P2"/>
          </table:table-cell>
          <table:table-cell table:style-name="Tabell1.D65" office:value-type="string">
            <text:p text:style-name="P2"/>
          </table:table-cell>
          <table:table-cell table:style-name="Tabell1.E32" office:value-type="string">
            <text:p text:style-name="P2"/>
          </table:table-cell>
          <table:table-cell table:style-name="Tabell1.F32" office:value-type="string">
            <text:p text:style-name="P2"/>
          </table:table-cell>
        </table:table-row>
        <table:table-row>
          <table:table-cell table:style-name="Tabell1.A2" table:number-rows-spanned="6" office:value-type="string">
            <text:p text:style-name="P6">Φ</text:p>
          </table:table-cell>
          <table:table-cell table:style-name="Tabell1.B33" office:value-type="string">
            <text:p text:style-name="P4">V</text:p>
          </table:table-cell>
          <table:table-cell table:style-name="Tabell1.C33" office:value-type="string">
            <text:p text:style-name="P2">[m<text:span text:style-name="T2">³</text:span>/s]</text:p>
          </table:table-cell>
          <table:table-cell table:style-name="Tabell1.D33" office:value-type="string">
            <text:p text:style-name="P2">[m<text:span text:style-name="T2">³</text:span>/s]</text:p>
          </table:table-cell>
          <table:table-cell table:style-name="Tabell1.E33" office:value-type="string">
            <text:p text:style-name="P2">[m<text:span text:style-name="T2">³</text:span>/s]</text:p>
          </table:table-cell>
          <table:table-cell table:style-name="Tabell1.F33" office:value-type="string">
            <text:p text:style-name="P2">volymflöde</text:p>
          </table:table-cell>
        </table:table-row>
        <table:table-row>
          <table:covered-table-cell/>
          <table:table-cell table:style-name="Tabell1.B34" office:value-type="string">
            <text:p text:style-name="P3">m</text:p>
          </table:table-cell>
          <table:table-cell table:style-name="Tabell1.C34" office:value-type="string">
            <text:p text:style-name="P2">[kg/s]</text:p>
          </table:table-cell>
          <table:table-cell table:style-name="Tabell1.D70" office:value-type="string">
            <text:p text:style-name="P2">[Js/m<text:span text:style-name="T2">²</text:span>]</text:p>
          </table:table-cell>
          <table:table-cell table:style-name="Tabell1.E34" office:value-type="string">
            <text:p text:style-name="P2">[Ns/m]</text:p>
          </table:table-cell>
          <table:table-cell table:style-name="Tabell1.F34" office:value-type="string">
            <text:p text:style-name="P2">Massflöde</text:p>
          </table:table-cell>
        </table:table-row>
        <table:table-row>
          <table:covered-table-cell/>
          <table:table-cell table:style-name="Tabell1.B35" office:value-type="string">
            <text:p text:style-name="P2">n</text:p>
          </table:table-cell>
          <table:table-cell table:style-name="Tabell1.C35" office:value-type="string">
            <text:p text:style-name="P2">[mol/s]</text:p>
          </table:table-cell>
          <table:table-cell table:style-name="Tabell1.D35" office:value-type="string">
            <text:p text:style-name="P2">[mol/s]</text:p>
          </table:table-cell>
          <table:table-cell table:style-name="Tabell1.E35" office:value-type="string">
            <text:p text:style-name="P2">[mol/s]</text:p>
          </table:table-cell>
          <table:table-cell table:style-name="Tabell1.F35" office:value-type="string">
            <text:p text:style-name="P2">partikelflöde</text:p>
          </table:table-cell>
        </table:table-row>
        <table:table-row>
          <table:covered-table-cell/>
          <table:table-cell table:style-name="Tabell1.B36" office:value-type="string">
            <text:p text:style-name="P4">I</text:p>
          </table:table-cell>
          <table:table-cell table:style-name="Tabell1.C36" office:value-type="string">
            <text:p text:style-name="P2">[Vs]</text:p>
          </table:table-cell>
          <table:table-cell table:style-name="Tabell1.D70" office:value-type="string">
            <text:p text:style-name="P2">[Js/C]</text:p>
          </table:table-cell>
          <table:table-cell table:style-name="Tabell1.E36" office:value-type="string">
            <text:p text:style-name="P2">[Nm/A]</text:p>
          </table:table-cell>
          <table:table-cell table:style-name="Tabell1.F36" office:value-type="string">
            <text:p text:style-name="P2">Magnetiskt flöde</text:p>
          </table:table-cell>
        </table:table-row>
        <table:table-row>
          <table:covered-table-cell/>
          <table:table-cell table:style-name="Tabell1.B37" office:value-type="string">
            <text:p text:style-name="P2">IA</text:p>
          </table:table-cell>
          <table:table-cell table:style-name="Tabell1.C37" office:value-type="string">
            <text:p text:style-name="P2">[T]</text:p>
          </table:table-cell>
          <table:table-cell table:style-name="Tabell1.D37" office:value-type="string">
            <text:p text:style-name="P2">[Js/Cm<text:span text:style-name="T2">²</text:span>]</text:p>
          </table:table-cell>
          <table:table-cell table:style-name="Tabell1.E37" office:value-type="string">
            <text:p text:style-name="P2">[N/Am]</text:p>
          </table:table-cell>
          <table:table-cell table:style-name="Tabell1.F37" office:value-type="string">
            <text:p text:style-name="P2">Magnetisk flödestäthet</text:p>
          </table:table-cell>
        </table:table-row>
        <table:table-row>
          <table:covered-table-cell/>
          <table:table-cell table:style-name="Tabell1.B38" office:value-type="string">
            <text:p text:style-name="P2">Q</text:p>
          </table:table-cell>
          <table:table-cell table:style-name="Tabell1.C38" office:value-type="string">
            <text:p text:style-name="P2">[A]</text:p>
          </table:table-cell>
          <table:table-cell table:style-name="Tabell1.D38" office:value-type="string">
            <text:p text:style-name="P2">[C/s]</text:p>
          </table:table-cell>
          <table:table-cell table:style-name="Tabell1.E38" office:value-type="string">
            <text:p text:style-name="P2">[A]</text:p>
          </table:table-cell>
          <table:table-cell table:style-name="Tabell1.F38" office:value-type="string">
            <text:p text:style-name="P2">Ström</text:p>
          </table:table-cell>
        </table:table-row>
        <table:table-row>
          <table:table-cell table:style-name="Tabell1.A2" table:number-rows-spanned="5" office:value-type="string">
            <text:p text:style-name="P7"><text:soft-page-break/>V</text:p>
          </table:table-cell>
          <table:table-cell table:style-name="Tabell1.B39" office:value-type="string">
            <text:p text:style-name="P2">v</text:p>
          </table:table-cell>
          <table:table-cell table:style-name="Tabell1.C39" office:value-type="string">
            <text:p text:style-name="P2">[m/s]</text:p>
          </table:table-cell>
          <table:table-cell table:style-name="Tabell1.D39" office:value-type="string">
            <text:p text:style-name="P2">[m/s]</text:p>
          </table:table-cell>
          <table:table-cell table:style-name="Tabell1.E39" office:value-type="string">
            <text:p text:style-name="P2">[m/s]</text:p>
          </table:table-cell>
          <table:table-cell table:style-name="Tabell1.F39" office:value-type="string">
            <text:p text:style-name="P2">hastighet</text:p>
          </table:table-cell>
        </table:table-row>
        <table:table-row>
          <table:covered-table-cell/>
          <table:table-cell table:style-name="Tabell1.B40" office:value-type="string">
            <text:p text:style-name="P2">g,a</text:p>
          </table:table-cell>
          <table:table-cell table:style-name="Tabell1.C40" office:value-type="string">
            <text:p text:style-name="P2">[m/s<text:span text:style-name="T2">²</text:span>]</text:p>
          </table:table-cell>
          <table:table-cell table:style-name="Tabell1.D70" office:value-type="string">
            <text:p text:style-name="P2">[m/s<text:span text:style-name="T2">²</text:span>]</text:p>
          </table:table-cell>
          <table:table-cell table:style-name="Tabell1.E40" office:value-type="string">
            <text:p text:style-name="P2">[m/s<text:span text:style-name="T2">²</text:span>]</text:p>
          </table:table-cell>
          <table:table-cell table:style-name="Tabell1.F40" office:value-type="string">
            <text:p text:style-name="P2">axeleration</text:p>
          </table:table-cell>
        </table:table-row>
        <table:table-row>
          <table:covered-table-cell/>
          <table:table-cell table:style-name="Tabell1.B41" office:value-type="string">
            <text:p text:style-name="P2"/>
          </table:table-cell>
          <table:table-cell table:style-name="Tabell1.C41" office:value-type="string">
            <text:p text:style-name="P2">[m/s<text:span text:style-name="T2">³</text:span>]</text:p>
          </table:table-cell>
          <table:table-cell table:style-name="Tabell1.D41" office:value-type="string">
            <text:p text:style-name="P2">[m/s<text:span text:style-name="T2">³</text:span>]</text:p>
          </table:table-cell>
          <table:table-cell table:style-name="Tabell1.E41" office:value-type="string">
            <text:p text:style-name="P2">[m/s<text:span text:style-name="T2">³</text:span>]</text:p>
          </table:table-cell>
          <table:table-cell table:style-name="Tabell1.F41" office:value-type="string">
            <text:p text:style-name="P2">ryck</text:p>
          </table:table-cell>
        </table:table-row>
        <table:table-row>
          <table:covered-table-cell/>
          <table:table-cell table:style-name="Tabell1.B42" office:value-type="string">
            <text:p text:style-name="P4">p</text:p>
          </table:table-cell>
          <table:table-cell table:style-name="Tabell1.C42" office:value-type="string">
            <text:p text:style-name="P2">[kgm/s]</text:p>
          </table:table-cell>
          <table:table-cell table:style-name="Tabell1.D70" office:value-type="string">
            <text:p text:style-name="P2">[Js/m]</text:p>
          </table:table-cell>
          <table:table-cell table:style-name="Tabell1.E42" office:value-type="string">
            <text:p text:style-name="P2">[Ns]</text:p>
          </table:table-cell>
          <table:table-cell table:style-name="Tabell1.F42" office:value-type="string">
            <text:p text:style-name="P2">Rörelsemängd, impulse</text:p>
          </table:table-cell>
        </table:table-row>
        <table:table-row>
          <table:covered-table-cell/>
          <table:table-cell table:style-name="Tabell1.B43" office:value-type="string">
            <text:p text:style-name="P4">ω</text:p>
          </table:table-cell>
          <table:table-cell table:style-name="Tabell1.C43" office:value-type="string">
            <text:p text:style-name="P2">[rad/s]</text:p>
          </table:table-cell>
          <table:table-cell table:style-name="Tabell1.D43" office:value-type="string">
            <text:p text:style-name="P2">[rad/s]</text:p>
          </table:table-cell>
          <table:table-cell table:style-name="Tabell1.E43" office:value-type="string">
            <text:p text:style-name="P2">[rad/s]</text:p>
          </table:table-cell>
          <table:table-cell table:style-name="Tabell1.F43" office:value-type="string">
            <text:p text:style-name="P2">vinkelhastighet</text:p>
          </table:table-cell>
        </table:table-row>
        <table:table-row>
          <table:table-cell table:style-name="Tabell1.A9" office:value-type="string">
            <text:p text:style-name="P8">Kapaciteter</text:p>
          </table:table-cell>
          <table:table-cell table:style-name="Tabell1.B44" office:value-type="string">
            <text:p text:style-name="P4"/>
          </table:table-cell>
          <table:table-cell table:style-name="Tabell1.C44" office:value-type="string">
            <text:p text:style-name="P2"/>
          </table:table-cell>
          <table:table-cell table:style-name="Tabell1.D65" office:value-type="string">
            <text:p text:style-name="P2"/>
          </table:table-cell>
          <table:table-cell table:style-name="Tabell1.E44" office:value-type="string">
            <text:p text:style-name="P2"/>
          </table:table-cell>
          <table:table-cell table:style-name="Tabell1.F44" office:value-type="string">
            <text:p text:style-name="P2"/>
          </table:table-cell>
        </table:table-row>
        <table:table-row>
          <table:table-cell table:style-name="Tabell1.A2" table:number-rows-spanned="5" office:value-type="string">
            <text:p text:style-name="P7">W</text:p>
          </table:table-cell>
          <table:table-cell table:style-name="Tabell1.B45" office:value-type="string">
            <text:p text:style-name="Table_20_Contents">c</text:p>
          </table:table-cell>
          <table:table-cell table:style-name="Tabell1.C45" office:value-type="string">
            <text:p text:style-name="P2">[J/kg K]</text:p>
          </table:table-cell>
          <table:table-cell table:style-name="Tabell1.D45" office:value-type="string">
            <text:p text:style-name="P2">[molm<text:span text:style-name="T2">²</text:span>/s<text:span text:style-name="T2">²</text:span>J]</text:p>
          </table:table-cell>
          <table:table-cell table:style-name="Tabell1.E45" office:value-type="string">
            <text:p text:style-name="P2">[m<text:span text:style-name="T2">²</text:span>/s<text:span text:style-name="T2">²</text:span>K]</text:p>
          </table:table-cell>
          <table:table-cell table:style-name="Tabell1.F45" office:value-type="string">
            <text:p text:style-name="P2">Specefik värmecapacitet</text:p>
          </table:table-cell>
        </table:table-row>
        <table:table-row>
          <table:covered-table-cell/>
          <table:table-cell table:style-name="Tabell1.B46" office:value-type="string">
            <text:p text:style-name="Table_20_Contents">l</text:p>
          </table:table-cell>
          <table:table-cell table:style-name="Tabell1.C46" office:value-type="string">
            <text:p text:style-name="P2">[J/kg]</text:p>
          </table:table-cell>
          <table:table-cell table:style-name="Tabell1.D70" office:value-type="string">
            <text:p text:style-name="P2">[m<text:span text:style-name="T2">²</text:span>/s<text:span text:style-name="T2">²</text:span>]</text:p>
          </table:table-cell>
          <table:table-cell table:style-name="Tabell1.E46" office:value-type="string">
            <text:p text:style-name="P2">[m<text:span text:style-name="T2">²</text:span>/s<text:span text:style-name="T2">²</text:span>]</text:p>
          </table:table-cell>
          <table:table-cell table:style-name="Tabell1.F46" office:value-type="string">
            <text:p text:style-name="P2">Smältvärme, ångbildningsvärme</text:p>
          </table:table-cell>
        </table:table-row>
        <table:table-row>
          <table:covered-table-cell/>
          <table:table-cell table:style-name="Tabell1.B47" office:value-type="string">
            <text:p text:style-name="P2">C</text:p>
          </table:table-cell>
          <table:table-cell table:style-name="Tabell1.C47" office:value-type="string">
            <text:p text:style-name="P2">[F]</text:p>
          </table:table-cell>
          <table:table-cell table:style-name="Tabell1.D47" office:value-type="string">
            <text:p text:style-name="P2">[C<text:span text:style-name="T2">²</text:span>/J]</text:p>
          </table:table-cell>
          <table:table-cell table:style-name="Tabell1.E47" office:value-type="string">
            <text:p text:style-name="P2">[(As)<text:span text:style-name="T2">²</text:span>/Nm]</text:p>
          </table:table-cell>
          <table:table-cell table:style-name="Tabell1.F47" office:value-type="string">
            <text:p text:style-name="P2">kapacitans</text:p>
          </table:table-cell>
        </table:table-row>
        <table:table-row>
          <table:covered-table-cell/>
          <table:table-cell table:style-name="Tabell1.B48" office:value-type="string">
            <text:p text:style-name="P4">є</text:p>
          </table:table-cell>
          <table:table-cell table:style-name="Tabell1.C48" office:value-type="string">
            <text:p text:style-name="P2">[F/m]</text:p>
          </table:table-cell>
          <table:table-cell table:style-name="Tabell1.D70" office:value-type="string">
            <text:p text:style-name="P2">[C<text:span text:style-name="T2">²</text:span>/Jm]</text:p>
          </table:table-cell>
          <table:table-cell table:style-name="Tabell1.E48" office:value-type="string">
            <text:p text:style-name="P2">[(As)<text:span text:style-name="T2">²</text:span>/Nm<text:span text:style-name="T2">²</text:span>]</text:p>
          </table:table-cell>
          <table:table-cell table:style-name="Tabell1.F48" office:value-type="string">
            <text:p text:style-name="P2">kapacivitet</text:p>
          </table:table-cell>
        </table:table-row>
        <table:table-row>
          <table:covered-table-cell/>
          <table:table-cell table:style-name="Tabell1.B49" office:value-type="string">
            <text:p text:style-name="P2">G</text:p>
          </table:table-cell>
          <table:table-cell table:style-name="Tabell1.C49" office:value-type="string">
            <text:p text:style-name="P2">[S]</text:p>
          </table:table-cell>
          <table:table-cell table:style-name="Tabell1.D49" office:value-type="string">
            <text:p text:style-name="P2">[C<text:span text:style-name="T2">²</text:span>/Js]</text:p>
          </table:table-cell>
          <table:table-cell table:style-name="Tabell1.E49" office:value-type="string">
            <text:p text:style-name="P2">[A<text:span text:style-name="T2">²</text:span>s/Nm]</text:p>
          </table:table-cell>
          <table:table-cell table:style-name="Tabell1.F49" office:value-type="string">
            <text:p text:style-name="P2">Konduktans, ledningsförmåga</text:p>
          </table:table-cell>
        </table:table-row>
        <table:table-row>
          <table:table-cell table:style-name="Tabell1.A2" table:number-rows-spanned="5" office:value-type="string">
            <text:p text:style-name="P7">M</text:p>
          </table:table-cell>
          <table:table-cell table:style-name="Tabell1.B50" office:value-type="string">
            <text:p text:style-name="P2">R</text:p>
          </table:table-cell>
          <table:table-cell table:style-name="Tabell1.C50" office:value-type="string">
            <text:p text:style-name="P2">[<text:span text:style-name="T1">Ω</text:span>]</text:p>
          </table:table-cell>
          <table:table-cell table:style-name="Tabell1.D70" office:value-type="string">
            <text:p text:style-name="P2">[Js/C<text:span text:style-name="T2">²</text:span>]</text:p>
          </table:table-cell>
          <table:table-cell table:style-name="Tabell1.E50" office:value-type="string">
            <text:p text:style-name="P2">[Nm/A<text:span text:style-name="T2">²</text:span>s]</text:p>
          </table:table-cell>
          <table:table-cell table:style-name="Tabell1.F50" office:value-type="string">
            <text:p text:style-name="P2">resistans</text:p>
          </table:table-cell>
        </table:table-row>
        <table:table-row>
          <table:covered-table-cell/>
          <table:table-cell table:style-name="Tabell1.B51" office:value-type="string">
            <text:p text:style-name="P4">Rl</text:p>
          </table:table-cell>
          <table:table-cell table:style-name="Tabell1.C51" office:value-type="string">
            <text:p text:style-name="P2">[<text:span text:style-name="T1">Ωm</text:span>]</text:p>
          </table:table-cell>
          <table:table-cell table:style-name="Tabell1.D51" office:value-type="string">
            <text:p text:style-name="P2">[Jsm/C<text:span text:style-name="T2">²</text:span>]</text:p>
          </table:table-cell>
          <table:table-cell table:style-name="Tabell1.E51" office:value-type="string">
            <text:p text:style-name="P2">[Nm2/A<text:span text:style-name="T2">²</text:span>s]</text:p>
          </table:table-cell>
          <table:table-cell table:style-name="Tabell1.F51" office:value-type="string">
            <text:p text:style-name="P2">resistivitet</text:p>
          </table:table-cell>
        </table:table-row>
        <table:table-row>
          <table:covered-table-cell/>
          <table:table-cell table:style-name="Tabell1.B52" office:value-type="string">
            <text:p text:style-name="P2">L</text:p>
          </table:table-cell>
          <table:table-cell table:style-name="Tabell1.C52" office:value-type="string">
            <text:p text:style-name="P2">[H]</text:p>
          </table:table-cell>
          <table:table-cell table:style-name="Tabell1.D70" office:value-type="string">
            <text:p text:style-name="P2">[Js<text:span text:style-name="T2">²</text:span>/C<text:span text:style-name="T2">²</text:span>]</text:p>
          </table:table-cell>
          <table:table-cell table:style-name="Tabell1.E52" office:value-type="string">
            <text:p text:style-name="P2">[Nm/A<text:span text:style-name="T2">²</text:span>]</text:p>
          </table:table-cell>
          <table:table-cell table:style-name="Tabell1.F52" office:value-type="string">
            <text:p text:style-name="P2">induktans</text:p>
          </table:table-cell>
        </table:table-row>
        <table:table-row>
          <table:covered-table-cell/>
          <table:table-cell table:style-name="Tabell1.B53" office:value-type="string">
            <text:p text:style-name="P5">µ</text:p>
          </table:table-cell>
          <table:table-cell table:style-name="Tabell1.C53" office:value-type="string">
            <text:p text:style-name="P2">[Vs/Am]</text:p>
          </table:table-cell>
          <table:table-cell table:style-name="Tabell1.D53" office:value-type="string">
            <text:p text:style-name="P2">[Js<text:span text:style-name="T2">²</text:span>/C<text:span text:style-name="T2">²</text:span>m]</text:p>
          </table:table-cell>
          <table:table-cell table:style-name="Tabell1.E53" office:value-type="string">
            <text:p text:style-name="P2">[N/A<text:span text:style-name="T2">²</text:span>]</text:p>
          </table:table-cell>
          <table:table-cell table:style-name="Tabell1.F53" office:value-type="string">
            <text:p text:style-name="P2">permabilitet</text:p>
          </table:table-cell>
        </table:table-row>
        <table:table-row>
          <table:covered-table-cell/>
          <table:table-cell table:style-name="Tabell1.B54" office:value-type="string">
            <text:p text:style-name="P3">η</text:p>
          </table:table-cell>
          <table:table-cell table:style-name="Tabell1.C54" office:value-type="string">
            <text:p text:style-name="P2">[Ns/m<text:span text:style-name="T2">²</text:span>]</text:p>
          </table:table-cell>
          <table:table-cell table:style-name="Tabell1.D70" office:value-type="string">
            <text:p text:style-name="P2">[Js/m<text:span text:style-name="T2">³</text:span>]</text:p>
          </table:table-cell>
          <table:table-cell table:style-name="Tabell1.E54" office:value-type="string">
            <text:p text:style-name="P2">[Ns/m<text:span text:style-name="T2">²</text:span>]</text:p>
          </table:table-cell>
          <table:table-cell table:style-name="Tabell1.F54" office:value-type="string">
            <text:p text:style-name="P2">viskositet</text:p>
          </table:table-cell>
        </table:table-row>
        <table:table-row>
          <table:table-cell table:style-name="Tabell1.A9" office:value-type="string">
            <text:p text:style-name="P8">Övriga ämnesdata</text:p>
          </table:table-cell>
          <table:table-cell table:style-name="Tabell1.B55" office:value-type="string">
            <text:p text:style-name="P2"/>
          </table:table-cell>
          <table:table-cell table:style-name="Tabell1.C55" office:value-type="string">
            <text:p text:style-name="P2"/>
          </table:table-cell>
          <table:table-cell table:style-name="Tabell1.D55" office:value-type="string">
            <text:p text:style-name="P2"/>
          </table:table-cell>
          <table:table-cell table:style-name="Tabell1.E55" office:value-type="string">
            <text:p text:style-name="P2"/>
          </table:table-cell>
          <table:table-cell table:style-name="Tabell1.F55" office:value-type="string">
            <text:p text:style-name="P2"/>
          </table:table-cell>
        </table:table-row>
        <table:table-row>
          <table:table-cell table:style-name="Tabell1.A2" table:number-rows-spanned="2" office:value-type="string">
            <text:p text:style-name="P6">ρ</text:p>
          </table:table-cell>
          <table:table-cell table:style-name="Tabell1.B56" office:value-type="string">
            <text:p text:style-name="Table_20_Contents">n</text:p>
          </table:table-cell>
          <table:table-cell table:style-name="Tabell1.C56" office:value-type="string">
            <text:p text:style-name="P2">[mol/m<text:span text:style-name="T2">³</text:span>]</text:p>
          </table:table-cell>
          <table:table-cell table:style-name="Tabell1.D56" office:value-type="string">
            <text:p text:style-name="P2">[mol/m<text:span text:style-name="T2">³</text:span>]</text:p>
          </table:table-cell>
          <table:table-cell table:style-name="Tabell1.E56" office:value-type="string">
            <text:p text:style-name="P2">[mol/m<text:span text:style-name="T2">³</text:span>]</text:p>
          </table:table-cell>
          <table:table-cell table:style-name="Tabell1.F56" office:value-type="string">
            <text:p text:style-name="P2">substansdensitet</text:p>
          </table:table-cell>
        </table:table-row>
        <table:table-row>
          <table:covered-table-cell/>
          <table:table-cell table:style-name="Tabell1.B57" office:value-type="string">
            <text:p text:style-name="P3">m</text:p>
          </table:table-cell>
          <table:table-cell table:style-name="Tabell1.C57" office:value-type="string">
            <text:p text:style-name="P2">[kg/m<text:span text:style-name="T2">³</text:span>]</text:p>
          </table:table-cell>
          <table:table-cell table:style-name="Tabell1.D70" office:value-type="string">
            <text:p text:style-name="P2">[Js<text:span text:style-name="T2">²</text:span>/m<text:span text:style-name="T2">⁵</text:span>]</text:p>
          </table:table-cell>
          <table:table-cell table:style-name="Tabell1.E57" office:value-type="string">
            <text:p text:style-name="P2">[N s<text:span text:style-name="T2">²</text:span>/m<text:span text:style-name="T2">⁴</text:span>]</text:p>
          </table:table-cell>
          <table:table-cell table:style-name="Tabell1.F57" office:value-type="string">
            <text:p text:style-name="P2">densitet</text:p>
          </table:table-cell>
        </table:table-row>
        <table:table-row>
          <table:table-cell table:style-name="Tabell1.A23" table:number-rows-spanned="2" office:value-type="string">
            <text:p text:style-name="P7">faktorer</text:p>
          </table:table-cell>
          <table:table-cell table:style-name="Tabell1.B58" office:value-type="string">
            <text:p text:style-name="P3">α</text:p>
          </table:table-cell>
          <table:table-cell table:style-name="Tabell1.C58" office:value-type="string">
            <text:p text:style-name="P2">[-]</text:p>
          </table:table-cell>
          <table:table-cell table:style-name="Tabell1.D58" office:value-type="string">
            <text:p text:style-name="P2">[mol/J]</text:p>
          </table:table-cell>
          <table:table-cell table:style-name="Tabell1.E58" office:value-type="string">
            <text:p text:style-name="P2"/>
          </table:table-cell>
          <table:table-cell table:style-name="Tabell1.F58" office:value-type="string">
            <text:p text:style-name="P2">längdändring</text:p>
          </table:table-cell>
        </table:table-row>
        <table:table-row>
          <table:covered-table-cell/>
          <table:table-cell table:style-name="Tabell1.B59" office:value-type="string">
            <text:p text:style-name="P3">γ</text:p>
          </table:table-cell>
          <table:table-cell table:style-name="Tabell1.C59" office:value-type="string">
            <text:p text:style-name="P2">[-]</text:p>
          </table:table-cell>
          <table:table-cell table:style-name="Tabell1.D70" office:value-type="string">
            <text:p text:style-name="P2">[mol/J]</text:p>
          </table:table-cell>
          <table:table-cell table:style-name="Tabell1.E59" office:value-type="string">
            <text:p text:style-name="P2"/>
          </table:table-cell>
          <table:table-cell table:style-name="Tabell1.F59" office:value-type="string">
            <text:p text:style-name="P2">volymändring</text:p>
          </table:table-cell>
        </table:table-row>
        <table:table-row>
          <table:table-cell table:style-name="Tabell1.A2" office:value-type="string">
            <text:p text:style-name="P7"/>
          </table:table-cell>
          <table:table-cell table:style-name="Tabell1.B60" office:value-type="string">
            <text:p text:style-name="Table_20_Contents">f</text:p>
          </table:table-cell>
          <table:table-cell table:style-name="Tabell1.C60" office:value-type="string">
            <text:p text:style-name="P2">[-]</text:p>
          </table:table-cell>
          <table:table-cell table:style-name="Tabell1.D60" office:value-type="string">
            <text:p text:style-name="P2">[-]</text:p>
          </table:table-cell>
          <table:table-cell table:style-name="Tabell1.E60" office:value-type="string">
            <text:p text:style-name="P2">[-]</text:p>
          </table:table-cell>
          <table:table-cell table:style-name="Tabell1.F60" office:value-type="string">
            <text:p text:style-name="P2">frihetsgrader</text:p>
          </table:table-cell>
        </table:table-row>
        <table:table-row>
          <table:table-cell table:style-name="Tabell1.A2" office:value-type="string">
            <text:p text:style-name="P7"/>
          </table:table-cell>
          <table:table-cell table:style-name="Tabell1.B61" office:value-type="string">
            <text:p text:style-name="P3">η</text:p>
          </table:table-cell>
          <table:table-cell table:style-name="Tabell1.C61" office:value-type="string">
            <text:p text:style-name="P2">[-]</text:p>
          </table:table-cell>
          <table:table-cell table:style-name="Tabell1.D70" office:value-type="string">
            <text:p text:style-name="P2">[-]</text:p>
          </table:table-cell>
          <table:table-cell table:style-name="Tabell1.E61" office:value-type="string">
            <text:p text:style-name="P2">[-]</text:p>
          </table:table-cell>
          <table:table-cell table:style-name="Tabell1.F61" office:value-type="string">
            <text:p text:style-name="P2">verkningsgrad</text:p>
          </table:table-cell>
        </table:table-row>
        <table:table-row>
          <table:table-cell table:style-name="Tabell1.A2" office:value-type="string">
            <text:p text:style-name="P7"/>
          </table:table-cell>
          <table:table-cell table:style-name="Tabell1.B62" office:value-type="string">
            <text:p text:style-name="Table_20_Contents">M</text:p>
          </table:table-cell>
          <table:table-cell table:style-name="Tabell1.C62" office:value-type="string">
            <text:p text:style-name="P2">[u]</text:p>
          </table:table-cell>
          <table:table-cell table:style-name="Tabell1.D62" office:value-type="string">
            <text:p text:style-name="P2">[Js<text:span text:style-name="T2">²</text:span>/m<text:span text:style-name="T2">²</text:span>]</text:p>
          </table:table-cell>
          <table:table-cell table:style-name="Tabell1.E62" office:value-type="string">
            <text:p text:style-name="P2">[Js<text:span text:style-name="T2">²</text:span>/m<text:span text:style-name="T2">²</text:span>]</text:p>
          </table:table-cell>
          <table:table-cell table:style-name="Tabell1.F62" office:value-type="string">
            <text:p text:style-name="P2">Atom-/molekyl- vickt</text:p>
          </table:table-cell>
        </table:table-row>
        <table:table-row>
          <table:table-cell table:style-name="Tabell1.A2" office:value-type="string">
            <text:p text:style-name="P7"/>
          </table:table-cell>
          <table:table-cell table:style-name="Tabell1.B63" office:value-type="string">
            <text:p text:style-name="Table_20_Contents">a</text:p>
          </table:table-cell>
          <table:table-cell table:style-name="Tabell1.C63" office:value-type="string">
            <text:p text:style-name="P2">[m<text:span text:style-name="T2">⁶</text:span>/Pa kmol<text:span text:style-name="T2">²</text:span>]</text:p>
          </table:table-cell>
          <table:table-cell table:style-name="Tabell1.D70" office:value-type="string">
            <text:p text:style-name="P2">[m<text:span text:style-name="T2">⁹</text:span>/Jmol<text:span text:style-name="T2">²</text:span>]</text:p>
          </table:table-cell>
          <table:table-cell table:style-name="Tabell1.E63" office:value-type="string">
            <text:p text:style-name="P2">[m<text:span text:style-name="T2">⁸</text:span>/Nmol]</text:p>
          </table:table-cell>
          <table:table-cell table:style-name="Tabell1.F63" office:value-type="string">
            <text:p text:style-name="P2">vandervalsgaskonstant</text:p>
          </table:table-cell>
        </table:table-row>
        <table:table-row>
          <table:table-cell table:style-name="Tabell1.A18" office:value-type="string">
            <text:p text:style-name="P7"/>
          </table:table-cell>
          <table:table-cell table:style-name="Tabell1.B64" office:value-type="string">
            <text:p text:style-name="Table_20_Contents">b</text:p>
          </table:table-cell>
          <table:table-cell table:style-name="Tabell1.C64" office:value-type="string">
            <text:p text:style-name="P2">[m<text:span text:style-name="T2">³</text:span>/kmol]</text:p>
          </table:table-cell>
          <table:table-cell table:style-name="Tabell1.D64" office:value-type="string">
            <text:p text:style-name="P2">[m<text:span text:style-name="T2">³</text:span>/mol]</text:p>
          </table:table-cell>
          <table:table-cell table:style-name="Tabell1.E64" office:value-type="string">
            <text:p text:style-name="P2">[m<text:span text:style-name="T2">³</text:span>/mol]</text:p>
          </table:table-cell>
          <table:table-cell table:style-name="Tabell1.F64" office:value-type="string">
            <text:p text:style-name="P2">vandervalsgaskonstant</text:p>
          </table:table-cell>
        </table:table-row>
        <table:table-row>
          <table:table-cell table:style-name="Tabell1.A18" office:value-type="string">
            <text:p text:style-name="P8">Konstanter</text:p>
          </table:table-cell>
          <table:table-cell table:style-name="Tabell1.B65" office:value-type="string">
            <text:p text:style-name="Table_20_Contents"/>
          </table:table-cell>
          <table:table-cell table:style-name="Tabell1.C65" office:value-type="string">
            <text:p text:style-name="P2"/>
          </table:table-cell>
          <table:table-cell table:style-name="Tabell1.D65" office:value-type="string">
            <text:p text:style-name="P2"/>
          </table:table-cell>
          <table:table-cell table:style-name="Tabell1.E65" office:value-type="string">
            <text:p text:style-name="P2"/>
          </table:table-cell>
          <table:table-cell table:style-name="Tabell1.F65" office:value-type="string">
            <text:p text:style-name="P2"/>
          </table:table-cell>
        </table:table-row>
        <table:table-row>
          <table:table-cell table:style-name="Tabell1.A2" table:number-rows-spanned="3" office:value-type="string">
            <text:p text:style-name="P7">K</text:p>
          </table:table-cell>
          <table:table-cell table:style-name="Tabell1.B66" office:value-type="string">
            <text:p text:style-name="Table_20_Contents">k</text:p>
          </table:table-cell>
          <table:table-cell table:style-name="Tabell1.C66" office:value-type="string">
            <text:p text:style-name="P2">[J/K]</text:p>
          </table:table-cell>
          <table:table-cell table:style-name="Tabell1.D66" office:value-type="string">
            <text:p text:style-name="P2">[J<text:span text:style-name="T2">²</text:span>/mol]</text:p>
          </table:table-cell>
          <table:table-cell table:style-name="Tabell1.E66" office:value-type="string">
            <text:p text:style-name="P2">[Nm/K]</text:p>
          </table:table-cell>
          <table:table-cell table:style-name="Tabell1.F66" office:value-type="string">
            <text:p text:style-name="P2">boltzmanskonstant</text:p>
          </table:table-cell>
        </table:table-row>
        <table:table-row>
          <table:covered-table-cell/>
          <table:table-cell table:style-name="Tabell1.B67" office:value-type="string">
            <text:p text:style-name="Table_20_Contents">R</text:p>
          </table:table-cell>
          <table:table-cell table:style-name="Tabell1.C67" office:value-type="string">
            <text:p text:style-name="P2">[J/molK]</text:p>
          </table:table-cell>
          <table:table-cell table:style-name="Tabell1.D70" office:value-type="string">
            <text:p text:style-name="P2">[-]</text:p>
          </table:table-cell>
          <table:table-cell table:style-name="Tabell1.E67" office:value-type="string">
            <text:p text:style-name="P2">[Nm/molK]</text:p>
          </table:table-cell>
          <table:table-cell table:style-name="Tabell1.F67" office:value-type="string">
            <text:p text:style-name="P2">Allmäna gaskonstanten</text:p>
          </table:table-cell>
        </table:table-row>
        <table:table-row>
          <table:covered-table-cell/>
          <table:table-cell table:style-name="Tabell1.B68" office:value-type="string">
            <text:p text:style-name="Table_20_Contents"><draw:frame draw:style-name="fr1" draw:name="Objekt1" text:anchor-type="as-char" svg:y="-0.1236in" svg:width="0.2602in" svg:height="0.1736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C68" office:value-type="string">
            <text:p text:style-name="P2">[1/mol]</text:p>
          </table:table-cell>
          <table:table-cell table:style-name="Tabell1.D68" office:value-type="string">
            <text:p text:style-name="P2">[1/mol]</text:p>
          </table:table-cell>
          <table:table-cell table:style-name="Tabell1.E68" office:value-type="string">
            <text:p text:style-name="P2">[1/mol]</text:p>
          </table:table-cell>
          <table:table-cell table:style-name="Tabell1.F68" office:value-type="string">
            <text:p text:style-name="P2">Avagardes tal (konstant)</text:p>
          </table:table-cell>
        </table:table-row>
        <table:table-row>
          <table:table-cell table:style-name="Tabell1.A2" office:value-type="string">
            <text:p text:style-name="P7"/>
          </table:table-cell>
          <table:table-cell table:style-name="Tabell1.B70" office:value-type="string">
            <text:p text:style-name="P2">G</text:p>
          </table:table-cell>
          <table:table-cell table:style-name="Tabell1.C70" office:value-type="string">
            <text:p text:style-name="P2">[Nm<text:span text:style-name="T2">²</text:span>/kg<text:span text:style-name="T2">²</text:span>]</text:p>
          </table:table-cell>
          <table:table-cell table:style-name="Tabell1.D70" office:value-type="string">
            <text:p text:style-name="P2">[]</text:p>
          </table:table-cell>
          <table:table-cell table:style-name="Tabell1.E70" office:value-type="string">
            <text:p text:style-name="P2">[]</text:p>
          </table:table-cell>
          <table:table-cell table:style-name="Tabell1.F70" office:value-type="string">
            <text:p text:style-name="P2">Allmäna gravitationskonstanten</text:p>
          </table:table-cell>
        </table:table-row>
        <table:table-row>
          <table:table-cell table:style-name="Tabell1.A2" office:value-type="string">
            <text:p text:style-name="P7"/>
          </table:table-cell>
          <table:table-cell table:style-name="Tabell1.B70" office:value-type="string">
            <text:p text:style-name="P2"/>
          </table:table-cell>
          <table:table-cell table:style-name="Tabell1.C70" office:value-type="string">
            <text:p text:style-name="P2"/>
          </table:table-cell>
          <table:table-cell table:style-name="Tabell1.D70" office:value-type="string">
            <text:p text:style-name="P2"/>
          </table:table-cell>
          <table:table-cell table:style-name="Tabell1.E70" office:value-type="string">
            <text:p text:style-name="P2"/>
          </table:table-cell>
          <table:table-cell table:style-name="Tabell1.F70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4T14:23:42</meta:creation-date>
    <dc:date>2015-07-19T16:49:24.182243656</dc:date>
    <meta:editing-duration>PT6H49M3S</meta:editing-duration>
    <meta:editing-cycles>13</meta:editing-cycles>
    <meta:generator>LibreOffice/4.1.3.2$Linux_x86 LibreOffice_project/410m0$Build-2</meta:generator>
    <meta:document-statistic meta:table-count="1" meta:image-count="0" meta:object-count="1" meta:page-count="2" meta:paragraph-count="324" meta:word-count="502" meta:character-count="1973" meta:non-whitespace-character-count="1943"/>
    <meta:user-defined meta:name="w2e_MetaAuthor">fysik-betekningar-beta3</meta:user-defined>
    <meta:user-defined meta:name="w2e_MetaCoverLink">/home/pingu/2015-06-18-164535_1920x1080_scrot.png</meta:user-defined>
    <meta:user-defined meta:name="w2e_MetaLanguage">sv</meta:user-defined>
    <meta:user-defined meta:name="w2e_MetaOriginalTitle">test</meta:user-defined>
    <meta:user-defined meta:name="w2e_MetaPublisher" meta:value-type="string">Harri Leino</meta:user-defined>
    <meta:user-defined meta:name="w2e_MetaPublishingDate" meta:value-type="string">20150719</meta:user-defined>
    <meta:user-defined meta:name="w2e_MetaTitle" meta:value-type="string">fysik-betekningar_03</meta:user-defined>
    <meta:user-defined meta:name="w2e_MetachkBox" meta:value-type="string">0</meta:user-defined>
  </office:meta>
</office:document-meta>
</file>

<file path=Object 1/content.xml><?xml version="1.0" encoding="utf-8"?>
<math xmlns="http://www.w3.org/1998/Math/MathML">
  <semantics>
    <mrow>
      <msub>
        <mi>N</mi>
        <mi>A</mi>
      </msub>
    </mrow>
    <annotation encoding="StarMath 5.0">N_A</annotation>
  </semantics>
</math>
</file>